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D00000009A1581832D90A872CE.png" manifest:media-type="image/png"/>
  <manifest:file-entry manifest:full-path="Pictures/10000201000002D00000009A65780DE2F0154EA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000000" draw:stroke-linejoin="round"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5"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14">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font-size="23pt"/>
    </style:style>
    <style:style style:name="P6" style:family="paragraph">
      <loext:graphic-properties draw:fill="solid" draw:fill-color="#000000"/>
      <style:paragraph-properties fo:text-align="start" style:font-independent-line-spacing="true"/>
      <style:text-properties fo:font-size="14pt"/>
    </style:style>
    <style:style style:name="P7" style:family="paragraph">
      <loext:graphic-properties draw:fill="solid" draw:fill-color="#ffffff"/>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459cm" fo:margin-top="0.212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459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writing-mode="lr-tb"/>
    </style:style>
    <style:style style:name="P13"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1.058cm" fo:margin-top="0.811cm" fo:margin-bottom="0cm" fo:line-height="120%" fo:text-align="start" fo:text-indent="0cm" style:writing-mode="lr-tb">
        <style:tab-stops>
          <style:tab-stop style:position="0cm"/>
        </style:tab-stops>
      </style:paragraph-properties>
    </style:style>
    <style:style style:name="P15" style:family="paragraph">
      <style:paragraph-properties fo:margin-left="0cm" fo:margin-right="1.058cm" fo:margin-top="0.388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18pt" fo:letter-spacing="normal" fo:font-style="italic" style:text-underline-style="none" fo:font-weight="normal" style:font-name-asian="Helvetica Neue" style:font-size-asian="18pt" style:font-style-asian="italic" style:font-weight-asian="normal" style:font-name-complex="Helvetica Neue" style:font-size-complex="1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1pt" fo:letter-spacing="normal"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3" style:family="text">
      <style:text-properties fo:font-variant="normal" fo:text-transform="none" fo:color="#000000" style:text-line-through-style="none" style:text-line-through-type="none" style:text-position="0% 100%" style:font-name="Helvetica Neue" fo:font-size="10pt" fo:letter-spacing="normal"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bold" style:font-name-asian="Helvetica Neue" style:font-size-asian="18pt" style:font-style-asian="normal" style:font-weight-asian="bold" style:font-name-complex="Helvetica Neue" style:font-size-complex="18pt" style:font-style-complex="normal" style:font-weight-complex="bold"/>
    </style:style>
    <style:style style:name="T15"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17" style:family="text">
      <style:text-properties fo:font-variant="normal" fo:text-transform="none" fo:color="#339966" style:text-line-through-style="none" style:text-line-through-type="none" style:text-position="0% 100%" fo:font-size="14.5pt" fo:letter-spacing="normal" fo:font-style="normal" style:text-underline-style="none" fo:font-weight="bold" style:font-size-asian="14.5pt" style:font-style-asian="normal" style:font-weight-asian="bold" style:font-size-complex="14.5pt" style:font-style-complex="normal"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Helvetica Neu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Helvetica Neue" fo:color="#000000" fo:font-size="100%"/>
      </text:list-level-style-bullet>
      <text:list-level-style-number text:level="2" style:num-suffix="." style:num-format="a">
        <style:list-level-properties text:space-before="1.588cm" text:min-label-width="0.952cm"/>
        <style:text-properties fo:color="#000000"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ITAP&#10;Iteration 3A&#10;&#10;How do you buy?" draw:style-name="dp1" draw:master-page-name="TITLE_5f_AND_5f_BODY_5f_1">
        <draw:frame draw:name="Google Shape;20;p4" presentation:style-name="pr1" draw:text-style-name="P2" draw:layer="layout" svg:width="21.679cm" svg:height="6.009cm" svg:x="1.24cm" svg:y="1.939cm" presentation:class="title" presentation:user-transformed="true">
          <draw:text-box>
            <text:p text:style-name="P1"><text:span text:style-name="T1">DITAP</text:span><text:span text:style-name="T1"><text:line-break/></text:span><text:span text:style-name="T2">Iteration 3A</text:span><text:span text:style-name="T2"><text:line-break/></text:span><text:span text:style-name="T2"><text:line-break/></text:span><text:span text:style-name="T2">How do you buy?</text:span></text:p>
          </draw:text-box>
        </draw:frame>
        <presentation:notes draw:style-name="dp2">
          <draw:page-thumbnail draw:name="Google Shape;17;gc3270a5c8_0_14:notes" draw:style-name="gr1" draw:layer="layout" svg:width="16.932cm" svg:height="9.524cm" svg:x="1.058cm" svg:y="1.905cm" draw:page-number="1" presentation:class="page"/>
          <draw:frame draw:name="Google Shape;18;gc3270a5c8_0_14:notes" presentation:style-name="pr2" draw:text-style-name="P3" draw:layer="layout" svg:width="15.239cm" svg:height="11.429cm" svg:x="1.905cm" svg:y="12.065cm" presentation:class="notes" presentation:placeholder="true" presentation:user-transformed="true">
            <draw:text-box/>
          </draw:frame>
        </presentation:notes>
      </draw:page>
      <draw:page draw:name="Release 2: &#10;Developing an acquisition strategy" draw:style-name="dp1" draw:master-page-name="TITLE_5f_AND_5f_BODY_5f_1">
        <draw:frame draw:name="Google Shape;25;p5" presentation:style-name="pr1" draw:text-style-name="P2" draw:layer="layout" svg:width="21.679cm" svg:height="6.009cm" svg:x="1.24cm" svg:y="1.939cm" presentation:class="title" presentation:user-transformed="true">
          <draw:text-box>
            <text:p text:style-name="P1"><text:span text:style-name="T2">Release 2: </text:span><text:span text:style-name="T2"><text:line-break/></text:span><text:span text:style-name="T1">Developing an acquisition strategy</text:span></text:p>
          </draw:text-box>
        </draw:frame>
        <presentation:notes draw:style-name="dp2">
          <draw:page-thumbnail draw:name="Google Shape;22;g48103b4aff_0_0:notes" draw:style-name="gr1" draw:layer="layout" svg:width="16.932cm" svg:height="9.524cm" svg:x="1.058cm" svg:y="1.905cm" draw:page-number="2" presentation:class="page"/>
          <draw:frame draw:name="Google Shape;23;g48103b4aff_0_0: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officeooo:annotation svg:x="1.587cm" svg:y="1.587cm">
          <dc:creator>Rachel Kroft</dc:creator>
          <dc:date>2018-12-18T21:51:47.890000000</dc:date>
          <text:p>this is release 3...</text:p>
        </officeooo:annotation>
      </draw:page>
      <draw:page draw:name="A strategy for success" draw:style-name="dp3" draw:master-page-name="TITLE_5f_AND_5f_BODY" presentation:presentation-page-layout-name="AL1T1">
        <draw:frame draw:name="Google Shape;30;p6" presentation:style-name="pr4" draw:text-style-name="P5" draw:layer="layout" svg:width="23.622cm" svg:height="11.588cm" svg:x="0.901cm" svg:y="2.083cm" presentation:class="outline" presentation:user-transformed="true">
          <draw:text-box>
            <text:p text:style-name="P1"><text:span text:style-name="T4">As you know, this field is evolving. There aren’t defined answers for the challenges you’re facing. Think about what’s provided here in the context of your capstone assignment, your case study, and the acquisition mission of your home agency. </text:span></text:p>
            <text:p text:style-name="P1"><text:span text:style-name="T4"/></text:p>
            <text:p text:style-name="P1"><text:span text:style-name="T4">Specifically, you will learn how to:</text:span></text:p>
            <text:list text:style-name="L6">
              <text:list-item>
                <text:p text:style-name="P1"><text:span text:style-name="T4">Identify the data needed prior to developing the solicitation and releasing it</text:span></text:p>
              </text:list-item>
              <text:list-item>
                <text:p text:style-name="P1"><text:span text:style-name="T4">Identify the elements of an acquisition strategy and how they feed the acquisition package in support of the overall solution in a digital services environment</text:span></text:p>
              </text:list-item>
              <text:list-item>
                <text:p text:style-name="P1"><text:span text:style-name="T4">Determine stakeholder needs and techniques for helping them understand agile acquisition for digital services</text:span></text:p>
              </text:list-item>
              <text:list-item>
                <text:p text:style-name="P1"><text:span text:style-name="T4">Differentiate between when you can modify an existing contract to meet agile software development or digital services needs and when you should develop a new contract to meet the need</text:span></text:p>
              </text:list-item>
            </text:list>
          </draw:text-box>
        </draw:frame>
        <draw:frame draw:name="Google Shape;31;p6" presentation:style-name="pr5" draw:text-style-name="P6" draw:layer="layout" svg:width="23.622cm" svg:height="1.057cm" svg:x="0.901cm" svg:y="0.88cm" presentation:class="title" presentation:user-transformed="true">
          <draw:text-box>
            <text:p text:style-name="P1"><text:span text:style-name="T5">A strategy for success</text:span></text:p>
          </draw:text-box>
        </draw:frame>
        <presentation:notes draw:style-name="dp2">
          <draw:page-thumbnail draw:name="Google Shape;27;g4447ac6457_0_56:notes" draw:style-name="gr1" draw:layer="layout" svg:width="16.932cm" svg:height="9.524cm" svg:x="1.058cm" svg:y="1.905cm" draw:page-number="3" presentation:class="page"/>
          <draw:frame draw:name="Google Shape;28;g4447ac6457_0_56:notes" presentation:style-name="pr6"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18T22:24:18.596000000</dc:date>
          <text:p>turn this into an exercise in creating a gap analysis?</text:p>
        </officeooo:annotation>
        <officeooo:annotation svg:x="1.587cm" svg:y="3.174cm">
          <dc:creator>Rachel Kroft</dc:creator>
          <dc:date>2018-12-18T22:20:36.095000000</dc:date>
          <text:p>this seems like great info for a handout or maybe break out into sep slides?</text:p>
        </officeooo:annotation>
      </draw:page>
      <draw:page draw:name="Why do we plan" draw:style-name="dp3" draw:master-page-name="TITLE_5f_AND_5f_BODY" presentation:presentation-page-layout-name="AL1T1">
        <draw:frame draw:name="Google Shape;36;p7" presentation:style-name="pr4" draw:text-style-name="P5" draw:layer="layout" svg:width="23.622cm" svg:height="8.152cm" svg:x="0.901cm" svg:y="2.083cm" presentation:class="outline" presentation:user-transformed="true">
          <draw:text-box>
            <text:p text:style-name="P1"><text:span text:style-name="T4">We plan so that we r</text:span><text:span text:style-name="T6">educe the risk of buying the wrong solution</text:span><text:span text:style-name="T4">. </text:span></text:p>
            <text:p text:style-name="P1"><text:span text:style-name="T4"/></text:p>
            <text:p text:style-name="P1"><text:span text:style-name="T4">We want to ensure we are buying the solution our users need at a price we can afford. <text:s/>As you may know from your on-the-job experience, acquisition planning and the strategy will differ somewhat depending on a few factors:</text:span></text:p>
            <text:list text:style-name="L6">
              <text:list-item>
                <text:p text:style-name="P1"><text:span text:style-name="T4">You may inherit a previously developed contract that requires adjustment, so you will need to build a strategy for making those adjustments.</text:span></text:p>
              </text:list-item>
              <text:list-item>
                <text:p text:style-name="P1"><text:span text:style-name="T4">You may be involved in developing a new strategy for a new procurement.</text:span></text:p>
              </text:list-item>
            </text:list>
            <text:p text:style-name="P1"><text:span text:style-name="T4"/></text:p>
            <text:p text:style-name="P1"><text:span text:style-name="T4">In either case, it is important to document all of the decisions made throughout the pre-award process, to include what led you to those decisions. This support rationale will come from all of the pre-award activities you have conducted, from product visions, to market research, and all communications with stakeholders.</text:span></text:p>
            <text:p text:style-name="P1"><text:span text:style-name="T4"><text:s/></text:span></text:p>
          </draw:text-box>
        </draw:frame>
        <draw:frame draw:name="Google Shape;37;p7" presentation:style-name="pr5" draw:text-style-name="P6" draw:layer="layout" svg:width="23.622cm" svg:height="1.057cm" svg:x="0.901cm" svg:y="0.88cm" presentation:class="title" presentation:user-transformed="true">
          <draw:text-box>
            <text:p text:style-name="P1"><text:span text:style-name="T5">Why do we plan</text:span></text:p>
          </draw:text-box>
        </draw:frame>
        <presentation:notes draw:style-name="dp2">
          <draw:page-thumbnail draw:name="Google Shape;33;g4a76b63cf3_0_4:notes" draw:style-name="gr1" draw:layer="layout" svg:width="16.932cm" svg:height="9.524cm" svg:x="1.058cm" svg:y="1.905cm" draw:page-number="4" presentation:class="page"/>
          <draw:frame draw:name="Google Shape;34;g4a76b63cf3_0_4:notes" presentation:style-name="pr7" draw:text-style-name="P3" draw:layer="layout" svg:width="15.239cm" svg:height="11.429cm" svg:x="1.905cm" svg:y="12.065cm" presentation:class="notes" presentation:placeholder="true" presentation:user-transformed="true">
            <draw:text-box/>
          </draw:frame>
        </presentation:notes>
      </draw:page>
      <draw:page draw:name="What feeds the acquisition strategy?" draw:style-name="dp3" draw:master-page-name="TITLE_5f_AND_5f_BODY" presentation:presentation-page-layout-name="AL1T1">
        <draw:frame draw:name="Google Shape;42;p8" presentation:style-name="pr4" draw:text-style-name="P5" draw:layer="layout" svg:width="23.622cm" svg:height="8.152cm" svg:x="0.901cm" svg:y="2.083cm" presentation:class="outline" presentation:user-transformed="true">
          <draw:text-box>
            <text:p text:style-name="P1"><text:span text:style-name="T4">There are many considerations that feed the development of an acquisition strategy. It begins with the Product Vision, which is the principle driver of the overall acquisition solution. The Product Vision also influences how other conditions and considerations in both the market and your acquisition environment will be handled in the acquisition solution. </text:span></text:p>
            <text:p text:style-name="P1"><text:span text:style-name="T4"/></text:p>
            <text:p text:style-name="P1"><text:span text:style-name="T4">Conditions and considerations as they exist in the market and at your agency may have either positive or negative impacts on the acquisition strategy and solution. You want to plan for these impacts in order to seize opportunities and mitigate potential problems.</text:span></text:p>
          </draw:text-box>
        </draw:frame>
        <draw:frame draw:name="Google Shape;43;p8" presentation:style-name="pr5" draw:text-style-name="P6" draw:layer="layout" svg:width="23.622cm" svg:height="1.057cm" svg:x="0.901cm" svg:y="0.88cm" presentation:class="title" presentation:user-transformed="true">
          <draw:text-box>
            <text:p text:style-name="P1"><text:span text:style-name="T5">What feeds the acquisition strategy?</text:span></text:p>
          </draw:text-box>
        </draw:frame>
        <presentation:notes draw:style-name="dp2">
          <draw:page-thumbnail draw:name="Google Shape;39;g4a76b63cf3_0_12:notes" draw:style-name="gr1" draw:layer="layout" svg:width="16.932cm" svg:height="9.524cm" svg:x="1.058cm" svg:y="1.905cm" draw:page-number="5" presentation:class="page"/>
          <draw:frame draw:name="Google Shape;40;g4a76b63cf3_0_12:notes" presentation:style-name="pr8" draw:text-style-name="P3" draw:layer="layout" svg:width="15.239cm" svg:height="11.429cm" svg:x="1.905cm" svg:y="12.065cm" presentation:class="notes" presentation:placeholder="true" presentation:user-transformed="true">
            <draw:text-box/>
          </draw:frame>
        </presentation:notes>
      </draw:page>
      <draw:page draw:name="What feeds the acquisition strategy?&#10;" draw:style-name="dp3" draw:master-page-name="TITLE_5f_AND_5f_BODY" presentation:presentation-page-layout-name="AL1T1">
        <draw:frame draw:name="Google Shape;48;p9" presentation:style-name="pr4" draw:text-style-name="P5" draw:layer="layout" svg:width="23.622cm" svg:height="8.152cm" svg:x="0.901cm" svg:y="2.083cm" presentation:class="outline" presentation:user-transformed="true">
          <draw:text-box>
            <text:p text:style-name="P1"><text:span text:style-name="T4">These other conditions and considerations include, but are not limited to:</text:span></text:p>
            <text:list text:style-name="L6">
              <text:list-item>
                <text:p text:style-name="P1"><text:span text:style-name="T4">Stakeholder engagement, including their level of capability and cooperation</text:span></text:p>
              </text:list-item>
              <text:list-item>
                <text:p text:style-name="P1"><text:span text:style-name="T4">Availability and applicability of existing contract vehicles</text:span></text:p>
              </text:list-item>
              <text:list-item>
                <text:p text:style-name="P1"><text:span text:style-name="T4">New contract vehicle considerations</text:span></text:p>
              </text:list-item>
              <text:list-item>
                <text:p text:style-name="P1"><text:span text:style-name="T4">Contract type and pricing structure</text:span></text:p>
              </text:list-item>
              <text:list-item>
                <text:p text:style-name="P1"><text:span text:style-name="T4">Funding and programmatic considerations</text:span></text:p>
              </text:list-item>
              <text:list-item>
                <text:p text:style-name="P1"><text:span text:style-name="T4">Legacy systems/services, i.e., tech requirements, security concerns, risk, etc.</text:span></text:p>
              </text:list-item>
              <text:list-item>
                <text:p text:style-name="P1"><text:span text:style-name="T4">State of the market</text:span></text:p>
              </text:list-item>
              <text:list-item>
                <text:p text:style-name="P1"><text:span text:style-name="T4">How you will evaluate vendor quotes/proposals</text:span></text:p>
              </text:list-item>
            </text:list>
            <text:p text:style-name="P1"><text:span text:style-name="T4"/></text:p>
            <text:p text:style-name="P1"><text:span text:style-name="T4">Recognize that none exist in a vacuum. Each has the potential to impact the other considerations, which can substantially affect the ultimate acquisition strategy and solution. Understanding these conditions and considerations as they apply to your acquisition and Product Vision is key to effective planning.</text:span></text:p>
            <text:p text:style-name="P1"><text:span text:style-name="T4"/></text:p>
          </draw:text-box>
        </draw:frame>
        <draw:frame draw:name="Google Shape;49;p9" presentation:style-name="pr5" draw:text-style-name="P6" draw:layer="layout" svg:width="23.622cm" svg:height="1.057cm" svg:x="0.901cm" svg:y="0.88cm" presentation:class="title" presentation:user-transformed="true">
          <draw:text-box>
            <text:p text:style-name="P1"><text:span text:style-name="T5">What feeds the acquisition strategy?</text:span><text:span text:style-name="T5"><text:line-break/></text:span><text:span text:style-name="T5"/></text:p>
          </draw:text-box>
        </draw:frame>
        <presentation:notes draw:style-name="dp2">
          <draw:page-thumbnail draw:name="Google Shape;45;g4a76b63cf3_0_18:notes" draw:style-name="gr1" draw:layer="layout" svg:width="16.932cm" svg:height="9.524cm" svg:x="1.058cm" svg:y="1.905cm" draw:page-number="6" presentation:class="page"/>
          <draw:frame draw:name="Google Shape;46;g4a76b63cf3_0_18:notes" presentation:style-name="pr9"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18T23:15:56.475000000</dc:date>
          <text:p>will this be new to them or is this something they already know?</text:p>
        </officeooo:annotation>
      </draw:page>
      <draw:page draw:name="The acquisition plan and lean canvas approach" draw:style-name="dp3" draw:master-page-name="TITLE_5f_AND_5f_BODY" presentation:presentation-page-layout-name="AL1T1">
        <draw:frame draw:name="Google Shape;54;p10" presentation:style-name="pr4" draw:text-style-name="P5" draw:layer="layout" svg:width="23.622cm" svg:height="8.152cm" svg:x="0.901cm" svg:y="2.083cm" presentation:class="outline" presentation:user-transformed="true">
          <draw:text-box>
            <text:p text:style-name="P1"><text:span text:style-name="T4">The FAR requires that some level of acquisition planning be accomplished and documented for every acquisition, consistent with the size and complexity of the procurement. And let’s admit it, we have all seen the acquisition plan—and some of the other required items in the contract file—as “check the box” items. You complete them because you have to, but might not put a lot of effort into them. </text:span></text:p>
            <text:p text:style-name="P1"><text:span text:style-name="T4"/></text:p>
            <text:p text:style-name="P1"><text:span text:style-name="T4">When buying digital services, however, your acquisition plan takes on a new level of importance. </text:span></text:p>
            <text:p text:style-name="P1"><text:span text:style-name="T4"/></text:p>
            <text:p text:style-name="P1"><text:span text:style-name="T4">The lean acquisition canvas is a way to capture the main points in the acquisition strategy/plan in a quick reference format that provides a high-level vision for the acquisition. </text:span></text:p>
          </draw:text-box>
        </draw:frame>
        <draw:frame draw:name="Google Shape;55;p10" presentation:style-name="pr5" draw:text-style-name="P6" draw:layer="layout" svg:width="23.622cm" svg:height="1.057cm" svg:x="0.901cm" svg:y="0.88cm" presentation:class="title" presentation:user-transformed="true">
          <draw:text-box>
            <text:p text:style-name="P1"><text:span text:style-name="T5">The acquisition plan and lean canvas approach</text:span></text:p>
          </draw:text-box>
        </draw:frame>
        <presentation:notes draw:style-name="dp2">
          <draw:page-thumbnail draw:name="Google Shape;51;g4a76b63cf3_0_23:notes" draw:style-name="gr1" draw:layer="layout" svg:width="16.932cm" svg:height="9.524cm" svg:x="1.058cm" svg:y="1.905cm" draw:page-number="7" presentation:class="page"/>
          <draw:frame draw:name="Google Shape;52;g4a76b63cf3_0_23:notes" presentation:style-name="pr10" draw:text-style-name="P3" draw:layer="layout" svg:width="15.239cm" svg:height="11.429cm" svg:x="1.905cm" svg:y="12.065cm" presentation:class="notes" presentation:placeholder="true" presentation:user-transformed="true">
            <draw:text-box/>
          </draw:frame>
        </presentation:notes>
      </draw:page>
      <draw:page draw:name="The acquisition plan and lean canvas approach" draw:style-name="dp3" draw:master-page-name="TITLE_5f_AND_5f_BODY" presentation:presentation-page-layout-name="AL1T1">
        <draw:frame draw:name="Google Shape;60;p11" presentation:style-name="pr4" draw:text-style-name="P5" draw:layer="layout" svg:width="23.622cm" svg:height="8.152cm" svg:x="0.901cm" svg:y="2.083cm" presentation:class="outline" presentation:user-transformed="true">
          <draw:text-box>
            <text:p text:style-name="P1"><text:span text:style-name="T4">The idea of using lean approaches stems from the Lean Startup methodology, which was originally designed as a way to create and manage startups and get products into customers’ hands more quickly and efficiently using a “build-measure-learn” cycle. </text:span></text:p>
            <text:p text:style-name="P1"><text:span text:style-name="T4"/></text:p>
            <text:p text:style-name="P1"><text:span text:style-name="T4">These “lean” approaches (called “lean” for a reason—because they favor testing and experimenting over elaborate upfront planning) are quickly being adopted by businesses large and small, and by various fields; for instance, you may have read about applications of lean methodologies to user experience (UX) design as part of the readings in Release 1. </text:span></text:p>
            <text:p text:style-name="P1"><text:span text:style-name="T4"/></text:p>
            <text:p text:style-name="P1"><text:span text:style-name="T4">These lean approaches were used to develop the “lean canvas” approach for writing “lighter,” more effective business plans. </text:span></text:p>
          </draw:text-box>
        </draw:frame>
        <draw:frame draw:name="Google Shape;61;p11" presentation:style-name="pr5" draw:text-style-name="P6" draw:layer="layout" svg:width="23.622cm" svg:height="1.057cm" svg:x="0.901cm" svg:y="0.88cm" presentation:class="title" presentation:user-transformed="true">
          <draw:text-box>
            <text:p text:style-name="P1"><text:span text:style-name="T5">The acquisition plan and lean canvas approach</text:span></text:p>
          </draw:text-box>
        </draw:frame>
        <presentation:notes draw:style-name="dp2">
          <draw:page-thumbnail draw:name="Google Shape;57;g4a76b63cf3_0_29:notes" draw:style-name="gr1" draw:layer="layout" svg:width="16.932cm" svg:height="9.524cm" svg:x="1.058cm" svg:y="1.905cm" draw:page-number="8" presentation:class="page"/>
          <draw:frame draw:name="Google Shape;58;g4a76b63cf3_0_29:notes" presentation:style-name="pr11" draw:text-style-name="P3" draw:layer="layout" svg:width="15.239cm" svg:height="11.429cm" svg:x="1.905cm" svg:y="12.065cm" presentation:class="notes" presentation:placeholder="true" presentation:user-transformed="true">
            <draw:text-box/>
          </draw:frame>
        </presentation:notes>
      </draw:page>
      <draw:page draw:name="The acquisition plan and lean canvas approach" draw:style-name="dp3" draw:master-page-name="TITLE_5f_AND_5f_BODY" presentation:presentation-page-layout-name="AL1T1">
        <draw:frame draw:name="Google Shape;66;p12" presentation:style-name="pr4" draw:text-style-name="P5" draw:layer="layout" svg:width="23.622cm" svg:height="8.152cm" svg:x="0.901cm" svg:y="2.083cm" presentation:class="outline" presentation:user-transformed="true">
          <draw:text-box>
            <text:p text:style-name="P1"><text:span text:style-name="T4"><text:s/></text:span><text:span text:style-name="T4">These concepts can be applied to acquisition as well. Typically, the acquisition strategy and acquisition plan are seen as paperwork exercises; they are lengthy documents that take time.</text:span></text:p>
            <text:p text:style-name="P1"><text:span text:style-name="T4"/></text:p>
            <text:p text:style-name="P1"><text:span text:style-name="T4">So we want to be efficient and not spend all of our time planning, with little time focused on doing. <text:s/>The lean canvas can help! The lean acquisition canvas approach seeks to make acquisition strategies and plans great again! By that, we mean the approach will bring the acquisition strategy and plan to the forefront of the team’s visioning and help get everyone on the same page (literally and figuratively). </text:span></text:p>
            <text:p text:style-name="P1"><text:span text:style-name="T4"/></text:p>
            <text:p text:style-name="P1"><text:span text:style-name="T4">By presenting a high-level overview of the major components of the acquisition strategy and plan, it allows teams to more easily talk through decisions and tradeoffs as they work to realize the Product Vision.</text:span></text:p>
            <text:p text:style-name="P1"><text:span text:style-name="T4"/></text:p>
          </draw:text-box>
        </draw:frame>
        <draw:frame draw:name="Google Shape;67;p12" presentation:style-name="pr5" draw:text-style-name="P6" draw:layer="layout" svg:width="23.622cm" svg:height="1.057cm" svg:x="0.901cm" svg:y="0.88cm" presentation:class="title" presentation:user-transformed="true">
          <draw:text-box>
            <text:p text:style-name="P1"><text:span text:style-name="T5">The acquisition plan and lean canvas approach</text:span></text:p>
          </draw:text-box>
        </draw:frame>
        <presentation:notes draw:style-name="dp2">
          <draw:page-thumbnail draw:name="Google Shape;63;g4a76b63cf3_0_36:notes" draw:style-name="gr1" draw:layer="layout" svg:width="16.932cm" svg:height="9.524cm" svg:x="1.058cm" svg:y="1.905cm" draw:page-number="9" presentation:class="page"/>
          <draw:frame draw:name="Google Shape;64;g4a76b63cf3_0_36:notes" presentation:style-name="pr12" draw:text-style-name="P3" draw:layer="layout" svg:width="15.239cm" svg:height="11.429cm" svg:x="1.905cm" svg:y="12.065cm" presentation:class="notes" presentation:placeholder="true" presentation:user-transformed="true">
            <draw:text-box/>
          </draw:frame>
        </presentation:notes>
      </draw:page>
      <draw:page draw:name="Lean canvas template" draw:style-name="dp3" draw:master-page-name="TITLE_5f_AND_5f_BODY" presentation:presentation-page-layout-name="AL1T1">
        <draw:frame draw:name="Google Shape;72;p13" presentation:style-name="pr5" draw:text-style-name="P6" draw:layer="layout" svg:width="23.622cm" svg:height="1.057cm" svg:x="0.901cm" svg:y="0.88cm" presentation:class="title" presentation:user-transformed="true">
          <draw:text-box>
            <text:p text:style-name="P1"><text:span text:style-name="T5">Lean canvas template</text:span></text:p>
          </draw:text-box>
        </draw:frame>
        <draw:custom-shape draw:name="Google Shape;73;p13" draw:style-name="gr2" draw:text-style-name="P7" draw:layer="layout" svg:width="4.786cm" svg:height="5.186cm" svg:x="0.923cm" svg:y="2.269cm">
          <text:p text:style-name="P1"><text:span text:style-name="T7">PROBLEM</text:span></text:p>
          <text:p text:style-name="P1"><text:span text:style-name="T8"/></text:p>
          <text:p text:style-name="P1"><text:span text:style-name="T8"/></text:p>
          <text:p text:style-name="P1"><text:span text:style-name="T8"/></text:p>
          <text:p text:style-name="P1"><text:span text:style-name="T9"/></text:p>
          <text:p text:style-name="P1"><text:span text:style-name="T9">EXISTING ALTERNATIV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3" draw:style-name="gr2" draw:text-style-name="P7" draw:layer="layout" svg:width="4.437cm" svg:height="2.592cm" svg:x="5.709cm" svg:y="2.269cm">
          <text:p text:style-name="P1"><text:span text:style-name="T7">SOL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5;p13" draw:style-name="gr2" draw:text-style-name="P7" draw:layer="layout" svg:width="4.912cm" svg:height="5.186cm" svg:x="10.148cm" svg:y="2.269cm">
          <text:p text:style-name="P1"><text:span text:style-name="T7">UNIQUE VALUE PROPOSITION</text:span></text:p>
          <text:p text:style-name="P1"><text:span text:style-name="T8"/></text:p>
          <text:p text:style-name="P1"><text:span text:style-name="T8"/></text:p>
          <text:p text:style-name="P1"><text:span text:style-name="T9"/></text:p>
          <text:p text:style-name="P1"><text:span text:style-name="T9">HIGH-LEVEL 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3" draw:style-name="gr2" draw:text-style-name="P7" draw:layer="layout" svg:width="4.213cm" svg:height="2.592cm" svg:x="15.06cm" svg:y="2.269cm">
          <text:p text:style-name="P1"><text:span text:style-name="T7">UNFAIR ADVANT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3" draw:style-name="gr2" draw:text-style-name="P7" draw:layer="layout" svg:width="5.249cm" svg:height="5.186cm" svg:x="19.275cm" svg:y="2.269cm">
          <text:p text:style-name="P1"><text:span text:style-name="T7">CUSTOMER SEGMENTS</text:span></text:p>
          <text:p text:style-name="P1"><text:span text:style-name="T7"/></text:p>
          <text:p text:style-name="P1"><text:span text:style-name="T7"/></text:p>
          <text:p text:style-name="P1"><text:span text:style-name="T9"/></text:p>
          <text:p text:style-name="P1"><text:span text:style-name="T9">EARLY ADOPT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3" draw:style-name="gr2" draw:text-style-name="P7" draw:layer="layout" svg:width="4.437cm" svg:height="2.592cm" svg:x="5.709cm" svg:y="4.862cm">
          <text:p text:style-name="P1"><text:span text:style-name="T7">KEY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13" draw:style-name="gr2" draw:text-style-name="P7" draw:layer="layout" svg:width="4.213cm" svg:height="2.592cm" svg:x="15.06cm" svg:y="4.862cm">
          <text:p text:style-name="P1"><text:span text:style-name="T7">KEY METR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13" draw:style-name="gr2" draw:text-style-name="P7" draw:layer="layout" svg:width="11.907cm" svg:height="4.262cm" svg:x="0.901cm" svg:y="7.456cm">
          <text:p text:style-name="P1"><text:span text:style-name="T7">COST 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13" draw:style-name="gr2" draw:text-style-name="P7" draw:layer="layout" svg:width="11.715cm" svg:height="4.262cm" svg:x="12.809cm" svg:y="7.456cm">
          <text:p text:style-name="P1"><text:span text:style-name="T7">REVENUE STREA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4a76b63cf3_0_43:notes" draw:style-name="gr1" draw:layer="layout" svg:width="16.932cm" svg:height="9.524cm" svg:x="1.058cm" svg:y="1.905cm" draw:page-number="10" presentation:class="page"/>
          <draw:frame draw:name="Google Shape;70;g4a76b63cf3_0_43:notes" presentation:style-name="pr13" draw:text-style-name="P3"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 presentation:presentation-page-layout-name="AL1T1">
        <draw:frame draw:name="Google Shape;86;p14" presentation:style-name="pr5" draw:text-style-name="P6" draw:layer="layout" svg:width="23.622cm" svg:height="1.057cm" svg:x="0.901cm" svg:y="0.88cm" presentation:class="title" presentation:user-transformed="true">
          <draw:text-box>
            <text:p text:style-name="P1"><text:span text:style-name="T5">Lean Acquisition Planning Canvas: Acquisition Background and Objectives</text:span></text:p>
          </draw:text-box>
        </draw:frame>
        <draw:custom-shape draw:name="Google Shape;87;p14" draw:style-name="gr2" draw:text-style-name="P7" draw:layer="layout" svg:width="4.786cm" svg:height="6.032cm" svg:x="0.923cm" svg:y="2.269cm">
          <text:p text:style-name="P8"><text:span text:style-name="T10">STATEMENT OF NEED <text:s/></text:span></text:p>
          <text:p text:style-name="P9"><text:span text:style-name="T11">Product vision/</text:span></text:p>
          <text:p text:style-name="P10"><text:span text:style-name="T11">Objective/</text:span></text:p>
          <text:p text:style-name="P10"><text:span text:style-name="T11">Desired 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4" draw:style-name="gr2" draw:text-style-name="P7" draw:layer="layout" svg:width="4.437cm" svg:height="6.032cm" svg:x="5.709cm" svg:y="2.269cm">
          <text:p text:style-name="P8"><text:span text:style-name="T10">COST</text:span></text:p>
          <text:p text:style-name="P11"><text:span text:style-name="T11">·How will we approach price structure?</text:span></text:p>
          <text:p text:style-name="P8"><text:span text:style-name="T11">· What are the risks for T&amp;M versus FP?</text:span></text:p>
          <text:p text:style-name="P8"><text:span text:style-name="T11">· What is most advantageous to the government?</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4" draw:style-name="gr2" draw:text-style-name="P7" draw:layer="layout" svg:width="4.912cm" svg:height="6.032cm" svg:x="10.148cm" svg:y="2.269cm">
          <text:p text:style-name="P8"><text:span text:style-name="T10">TRADE-OFFS</text:span></text:p>
          <text:p text:style-name="P11"><text:span text:style-name="T11">· Look at the iron triangle of schedule/cost /scope/quality.</text:span></text:p>
          <text:p text:style-name="P8"><text:span text:style-name="T11">· Rank these factors with relation to the importance of this acquisition.</text:span></text:p>
          <text:p text:style-name="P8"><text:span text:style-name="T11">· What factors need to be included in a tradeoff discussion?</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4" draw:style-name="gr2" draw:text-style-name="P7" draw:layer="layout" svg:width="4.213cm" svg:height="6.032cm" svg:x="15.06cm" svg:y="2.269cm">
          <text:p text:style-name="P8"><text:span text:style-name="T10">RISKS</text:span></text:p>
          <text:p text:style-name="P11"><text:span text:style-name="T11">· What is the greatest risk to the end user?</text:span></text:p>
          <text:p text:style-name="P8"><text:span text:style-name="T11">· What is the greatest risk to the agency?</text:span></text:p>
          <text:p text:style-name="P8"><text:span text:style-name="T11">· What is the greatest risk to acquisition success?</text:span></text:p>
          <text:p text:style-name="P8"><text:span text:style-name="T11">· How do we mitigate these risks?</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1;p14" draw:style-name="gr2" draw:text-style-name="P7" draw:layer="layout" svg:width="5.249cm" svg:height="6.032cm" svg:x="19.275cm" svg:y="2.269cm">
          <text:p text:style-name="P8"><text:span text:style-name="T10">ACQUISITION STREAMLINING</text:span></text:p>
          <text:p text:style-name="P11"><text:span text:style-name="T11">· What does industry engagement look like?</text:span></text:p>
          <text:p text:style-name="P8"><text:span text:style-name="T11">· Can you start with a blog to get interest?</text:span></text:p>
          <text:p text:style-name="P8"><text:span text:style-name="T11">· How do we craft a message that makes industry want to work on this acquisition?</text:span></text:p>
          <text:p text:style-name="P8"><text:span text:style-name="T11">· What does phased approach to acquisition look like?</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p14" draw:style-name="gr2" draw:text-style-name="P7" draw:layer="layout" svg:width="11.907cm" svg:height="4.262cm" svg:x="0.901cm" svg:y="8.302cm">
          <text:p text:style-name="P8"><text:span text:style-name="T10">APPLICABLE CONDITIONS</text:span></text:p>
          <text:p text:style-name="P11"><text:span text:style-name="T11">· Is there an existing legacy system that it is replacing?</text:span></text:p>
          <text:p text:style-name="P8"><text:span text:style-name="T11">· What cost, delivery, environmental constraints exist?</text:span></text:p>
          <text:p text:style-name="P8"><text:span text:style-name="T11">· What will this have to interface with?</text:span></text:p>
          <text:p text:style-name="P8"><text:span text:style-name="T11">· Is this going into a cloud environment? Why or why not?</text:span></text:p>
          <text:p text:style-name="P8"><text:span text:style-name="T11">· Can you use open source? Why or why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p14" draw:style-name="gr2" draw:text-style-name="P7" draw:layer="layout" svg:width="11.715cm" svg:height="4.262cm" svg:x="12.809cm" svg:y="8.302cm">
          <text:p text:style-name="P8"><text:span text:style-name="T10">DELIVERY OR PERFORMANCE REQUIREMENTS</text:span></text:p>
          <text:p text:style-name="P11"><text:span text:style-name="T11">· What can be envisioned for a minimum viable product?</text:span></text:p>
          <text:p text:style-name="P8"><text:span text:style-name="T11">· Do you need a design phase?</text:span></text:p>
          <text:p text:style-name="P8"><text:span text:style-name="T11">· What does modular contracting opportunities look like for this?</text:span></text:p>
          <text:p text:style-name="P8"><text:span text:style-name="T11">· Are there program or organizational dates that affect urgency or performanc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4a76b63cf3_0_57:notes" draw:style-name="gr1" draw:layer="layout" svg:width="16.932cm" svg:height="9.524cm" svg:x="1.058cm" svg:y="1.905cm" draw:page-number="11" presentation:class="page"/>
          <draw:frame draw:name="Google Shape;84;g4a76b63cf3_0_57:notes" presentation:style-name="pr14" draw:text-style-name="P3" draw:layer="layout" svg:width="15.239cm" svg:height="11.429cm" svg:x="1.905cm" svg:y="12.065cm" presentation:class="notes" presentation:placeholder="true" presentation:user-transformed="true">
            <draw:text-box/>
          </draw:frame>
        </presentation:notes>
      </draw:page>
      <draw:page draw:name="Lean Acquisition Planning Canvas: Plan of Action" draw:style-name="dp3" draw:master-page-name="TITLE_5f_AND_5f_BODY" presentation:presentation-page-layout-name="AL1T1">
        <draw:frame draw:name="Google Shape;98;p15" presentation:style-name="pr5" draw:text-style-name="P6" draw:layer="layout" svg:width="23.622cm" svg:height="1.057cm" svg:x="0.901cm" svg:y="0.88cm" presentation:class="title" presentation:user-transformed="true">
          <draw:text-box>
            <text:p text:style-name="P1"><text:span text:style-name="T5">Lean Acquisition Planning Canvas: Plan of Action</text:span></text:p>
          </draw:text-box>
        </draw:frame>
        <draw:custom-shape draw:name="Google Shape;99;p15" draw:style-name="gr2" draw:text-style-name="P7" draw:layer="layout" svg:width="4.786cm" svg:height="6.456cm" svg:x="0.923cm" svg:y="2.269cm">
          <text:p text:style-name="P8"><text:span text:style-name="T10">TEST AND EVALUATION</text:span></text:p>
          <text:p text:style-name="P11"><text:span text:style-name="T11">· What is the extent of testing that needs to be accomplished before production release?</text:span></text:p>
          <text:p text:style-name="P8"><text:span text:style-name="T11">· How will you incorporate usability testing?</text:span></text:p>
          <text:p text:style-name="P8"><text:span text:style-name="T11">· Do you have IV&amp;V requirements or contracts?</text:span></text:p>
          <text:p text:style-name="P8"><text:span text:style-name="T11">· How will automated testing be incorporated?</text:span></text:p>
          <text:p text:style-name="P8"><text:span text:style-name="T11"><text:s/></text:span></text:p>
          <text:p text:style-name="P10"><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5" draw:style-name="gr2" draw:text-style-name="P7" draw:layer="layout" svg:width="4.437cm" svg:height="4.912cm" svg:x="5.709cm" svg:y="2.269cm">
          <text:p text:style-name="P8"><text:span text:style-name="T10">SOURCES</text:span></text:p>
          <text:p text:style-name="P11"><text:span text:style-name="T11">· Are there required sources or vehicles?</text:span></text:p>
          <text:p text:style-name="P8"><text:span text:style-name="T11">· Are there preferred sources or socio-economic category requirements?</text:span></text:p>
          <text:p text:style-name="P8"><text:span text:style-name="T11">· What is the result of market research?</text:span></text:p>
          <text:p text:style-name="P1"><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5" draw:style-name="gr2" draw:text-style-name="P7" draw:layer="layout" svg:width="3.69cm" svg:height="6.456cm" svg:x="10.148cm" svg:y="2.269cm">
          <text:p text:style-name="P8"><text:span text:style-name="T10">COMPETITION</text:span></text:p>
          <text:p text:style-name="P11"><text:span text:style-name="T11">· Will this be competed?</text:span></text:p>
          <text:p text:style-name="P8"><text:span text:style-name="T11">· What are the competition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5" draw:style-name="gr2" draw:text-style-name="P7" draw:layer="layout" svg:width="5.435cm" svg:height="5.51cm" svg:x="13.838cm" svg:y="2.269cm">
          <text:p text:style-name="P8"><text:span text:style-name="T10">BUDGETING AND FUNDING</text:span></text:p>
          <text:p text:style-name="P11"><text:span text:style-name="T11">· How much budget is set out for this?</text:span></text:p>
          <text:p text:style-name="P8"><text:span text:style-name="T11">· Is there an IGCE?</text:span></text:p>
          <text:p text:style-name="P8"><text:span text:style-name="T11">· What is the office willing to invest to get to success?</text:span></text:p>
          <text:p text:style-name="P8"><text:span text:style-name="T11">· Any fiscal year concerns?</text:span></text:p>
          <text:p text:style-name="P8"><text:span text:style-name="T11">· What color of money is being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5" draw:style-name="gr2" draw:text-style-name="P7" draw:layer="layout" svg:width="5.249cm" svg:height="6.456cm" svg:x="19.275cm" svg:y="2.269cm">
          <text:p text:style-name="P8"><text:span text:style-name="T10">LOGISTICS CONSIDERATIONS</text:span></text:p>
          <text:p text:style-name="P11"><text:span text:style-name="T11">· What is the impact or requirements for operations following a MVP deployment?</text:span></text:p>
          <text:p text:style-name="P8"><text:span text:style-name="T11">· Will you include data rights clauses in your solicitation?</text:span></text:p>
          <text:p text:style-name="P8"><text:span text:style-name="T11">· Are you willing to develop in the open and share development with other age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5" draw:style-name="gr2" draw:text-style-name="P7" draw:layer="layout" svg:width="11.907cm" svg:height="4.262cm" svg:x="0.901cm" svg:y="8.726cm">
          <text:p text:style-name="P8"><text:span text:style-name="T10">ACQUISITION CONSIDERATIONS</text:span></text:p>
          <text:p text:style-name="P11"><text:span text:style-name="T11">· Have you considered open source, mixed source, COTS, or proprietary software as referenced in the Federal Source Code Policy?</text:span></text:p>
          <text:p text:style-name="P8"><text:span text:style-name="T11">· Will you be using performance based acquisition? Why or why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5" draw:style-name="gr2" draw:text-style-name="P7" draw:layer="layout" svg:width="11.715cm" svg:height="4.262cm" svg:x="12.809cm" svg:y="8.726cm">
          <text:p text:style-name="P8"><text:span text:style-name="T10">SOURCE SELECTION PROCEDURES</text:span></text:p>
          <text:p text:style-name="P11"><text:span text:style-name="T11">· Have you considered a multi-phased approach to source selection?</text:span></text:p>
          <text:p text:style-name="P8"><text:span text:style-name="T11">· Will you have a coding or agile walkthrough challenge?</text:span></text:p>
          <text:p text:style-name="P8"><text:span text:style-name="T11">· Who is performing the technical evaluation and what is their current agile or design maturity? Is EVM required?</text:span></text:p>
          <text:p text:style-name="P8"><text:span text:style-name="T11">· What is your timeline and plan for negotiations?</text:span></text:p>
          <text:p text:style-name="P8"><text:span text:style-name="T11">· Will you consider due diligence and discussions with vend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5" draw:style-name="gr2" draw:text-style-name="P7" draw:layer="layout" svg:width="4.437cm" svg:height="1.543cm" svg:x="5.709cm" svg:y="7.182cm">
          <text:p text:style-name="P1"><text:span text:style-name="T10">CONTRACT ADMINIST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5" draw:style-name="gr2" draw:text-style-name="P7" draw:layer="layout" svg:width="5.435cm" svg:height="0.945cm" svg:x="13.838cm" svg:y="7.78cm">
          <text:p text:style-name="P1"><text:span text:style-name="T10">CONTRACT TYP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5;g4a76b63cf3_0_78:notes" draw:style-name="gr1" draw:layer="layout" svg:width="16.932cm" svg:height="9.524cm" svg:x="1.058cm" svg:y="1.905cm" draw:page-number="12" presentation:class="page"/>
          <draw:frame draw:name="Google Shape;96;g4a76b63cf3_0_78:notes" presentation:style-name="pr15" draw:text-style-name="P4" draw:layer="layout" svg:width="15.239cm" svg:height="11.429cm" svg:x="1.905cm" svg:y="12.065cm" presentation:class="notes" presentation:user-transformed="true">
            <draw:text-box>
              <text:p text:style-name="P1"><text:span text:style-name="T13">How can you integrate the lean canvas tool to your advantage, you ask? Well, you can use them to: <text:s/></text:span><text:span text:style-name="T13"><text:line-break/></text:span><text:span text:style-name="T13"><text:line-break/></text:span><text:span text:style-name="T13">More effectively work with your stakeholders. As many of you have noted on the discussion boards and in guided learning sessions, the processes and techniques you are learning for digital services acquisition are unfamiliar to many stakeholders. This means you may encounter resistance and sometimes outright hostility to the approach you think should be taken. The lean canvas can help you not only make your case, but also provide the vehicle for required approvals of your acquisition solution.</text:span><text:span text:style-name="T13"><text:line-break/></text:span><text:span text:style-name="T13">Record the “why” of your solution. You may still need a formal acquisition plan, so base it on your lean canvas tool. <text:s/>The plan provides the historical record and justification for the acquisition solution in the contract file.</text:span></text:p>
            </draw:text-box>
          </draw:frame>
        </presentation:notes>
      </draw:page>
      <draw:page draw:name="Contract Exit Strategies" draw:style-name="dp3" draw:master-page-name="TITLE_5f_AND_5f_BODY" presentation:presentation-page-layout-name="AL1T1">
        <draw:frame draw:name="Google Shape;112;p16" presentation:style-name="pr4" draw:text-style-name="P5" draw:layer="layout" svg:width="23.622cm" svg:height="8.152cm" svg:x="0.901cm" svg:y="2.083cm" presentation:class="outline" presentation:user-transformed="true">
          <draw:text-box>
            <text:p text:style-name="P1"><text:span text:style-name="T4">There are many reasons why you might need to exit a contract early; from services not being delivered to no longer needing a service. In industry, this can happen quickly, but in Government, it is not always as easy. </text:span></text:p>
            <text:p text:style-name="P1"><text:span text:style-name="T4"/></text:p>
            <text:p text:style-name="P1"><text:span text:style-name="T4">From building flexibility into your contracts to how you should respond if you aren’t getting the results you expected, it is important to have solid exit strategies planned out as part of your acquisition strategy to ensure effective contract structuring and easier contract ending.</text:span></text:p>
            <text:p text:style-name="P1"><text:span text:style-name="T4"/></text:p>
            <text:p text:style-name="P1"><text:span text:style-name="T4">The following challenges and recommended approaches are offered to help guide you through this process.</text:span></text:p>
          </draw:text-box>
        </draw:frame>
        <draw:frame draw:name="Google Shape;113;p16" presentation:style-name="pr5" draw:text-style-name="P6" draw:layer="layout" svg:width="23.622cm" svg:height="1.057cm" svg:x="0.901cm" svg:y="0.88cm" presentation:class="title" presentation:user-transformed="true">
          <draw:text-box>
            <text:p text:style-name="P1"><text:span text:style-name="T5">Contract Exit Strategies</text:span></text:p>
          </draw:text-box>
        </draw:frame>
        <presentation:notes draw:style-name="dp2">
          <draw:page-thumbnail draw:name="Google Shape;109;g4a76b63cf3_0_99:notes" draw:style-name="gr1" draw:layer="layout" svg:width="16.932cm" svg:height="9.524cm" svg:x="1.058cm" svg:y="1.905cm" draw:page-number="13" presentation:class="page"/>
          <draw:frame draw:name="Google Shape;110;g4a76b63cf3_0_99:notes" presentation:style-name="pr16" draw:text-style-name="P3" draw:layer="layout" svg:width="15.239cm" svg:height="11.429cm" svg:x="1.905cm" svg:y="12.065cm" presentation:class="notes" presentation:placeholder="true" presentation:user-transformed="true">
            <draw:text-box/>
          </draw:frame>
        </presentation:notes>
      </draw:page>
      <draw:page draw:name="Challenge: Have a clear vision of what you are buying and why" draw:style-name="dp3" draw:master-page-name="TITLE_5f_AND_5f_BODY" presentation:presentation-page-layout-name="AL1T1">
        <draw:frame draw:name="Google Shape;118;p17" presentation:style-name="pr4" draw:text-style-name="P5" draw:layer="layout" svg:width="23.622cm" svg:height="8.152cm" svg:x="0.901cm" svg:y="2.083cm" presentation:class="outline" presentation:user-transformed="true">
          <draw:text-box>
            <text:list text:style-name="L6">
              <text:list-item>
                <text:p text:style-name="P12"><text:span text:style-name="T6">Before thinking about exiting</text:span><text:span text:style-name="T4">, consider why you are entering. Identify if your contract, the way you envision it, is the best option to meet your needs. Explore additional options like prototyping, pilots or challenges (such as challenge.gov).</text:span></text:p>
              </text:list-item>
            </text:list>
            <text:p text:style-name="P13"><text:span text:style-name="T4"/></text:p>
            <text:list text:continue-numbering="true" text:style-name="L6">
              <text:list-item>
                <text:p text:style-name="P1"><text:span text:style-name="T6">Know what your objective is</text:span><text:span text:style-name="T4">. Can you define what success looks like? And what it does not look like? What are the high level objectives of the contract?</text:span></text:p>
              </text:list-item>
            </text:list>
            <text:p text:style-name="P13"><text:span text:style-name="T4"/></text:p>
            <text:list text:continue-numbering="true" text:style-name="L6">
              <text:list-item>
                <text:p text:style-name="P1"><text:span text:style-name="T6">Focus on delivery</text:span><text:span text:style-name="T4">. Create a trusted environment that feels safe to innovate but also leaves both contractor and government the ability to exit when necessary.</text:span></text:p>
              </text:list-item>
            </text:list>
          </draw:text-box>
        </draw:frame>
        <draw:frame draw:name="Google Shape;119;p17" presentation:style-name="pr5" draw:text-style-name="P6" draw:layer="layout" svg:width="23.622cm" svg:height="1.057cm" svg:x="0.901cm" svg:y="0.88cm" presentation:class="title" presentation:user-transformed="true">
          <draw:text-box>
            <text:p text:style-name="P1"><text:span text:style-name="T5">Challenge: Have a clear vision of what you are buying and why</text:span></text:p>
          </draw:text-box>
        </draw:frame>
        <presentation:notes draw:style-name="dp2">
          <draw:page-thumbnail draw:name="Google Shape;115;g4a76b63cf3_0_106:notes" draw:style-name="gr1" draw:layer="layout" svg:width="16.932cm" svg:height="9.524cm" svg:x="1.058cm" svg:y="1.905cm" draw:page-number="14" presentation:class="page"/>
          <draw:frame draw:name="Google Shape;116;g4a76b63cf3_0_106:notes" presentation:style-name="pr17" draw:text-style-name="P3" draw:layer="layout" svg:width="15.239cm" svg:height="11.429cm" svg:x="1.905cm" svg:y="12.065cm" presentation:class="notes" presentation:placeholder="true" presentation:user-transformed="true">
            <draw:text-box/>
          </draw:frame>
        </presentation:notes>
      </draw:page>
      <draw:page draw:name="Challenge: Scope your contract in a safe way" draw:style-name="dp3" draw:master-page-name="TITLE_5f_AND_5f_BODY" presentation:presentation-page-layout-name="AL1T1">
        <draw:frame draw:name="Google Shape;124;p18" presentation:style-name="pr4" draw:text-style-name="P5" draw:layer="layout" svg:width="23.622cm" svg:height="8.152cm" svg:x="0.901cm" svg:y="2.083cm" presentation:class="outline" presentation:user-transformed="true">
          <draw:text-box>
            <text:list text:style-name="L6">
              <text:list-item>
                <text:p text:style-name="P12"><text:span text:style-name="T6">Use modular contracting and limit contract scope</text:span><text:span text:style-name="T4">. Leveraging FAR 39.103-Modular Contracting can help you avoid long periods of performance. When possible, limit award Periods of Performance to six months or a year. Shorter periods of performance avoid the need for termination. Product delivery should happen within a year. Smaller contracts are easier to re-compete, easier to manage, and easier to identify potential points of failure.</text:span></text:p>
              </text:list-item>
            </text:list>
            <text:p text:style-name="P13"><text:span text:style-name="T4"/></text:p>
            <text:list text:continue-numbering="true" text:style-name="L6">
              <text:list-item>
                <text:p text:style-name="P1"><text:span text:style-name="T6">Separate product purchases from service purchases</text:span><text:span text:style-name="T4">. When purchasing a solution that includes licenses for a COTS product and custom development work, consider creating a separate licensing contract from the development contract. This allows the government maximum ownership over the solution and makes for an easier transition if a development contractor change is needed. </text:span></text:p>
              </text:list-item>
            </text:list>
          </draw:text-box>
        </draw:frame>
        <draw:frame draw:name="Google Shape;125;p18" presentation:style-name="pr5" draw:text-style-name="P6" draw:layer="layout" svg:width="23.622cm" svg:height="1.057cm" svg:x="0.901cm" svg:y="0.88cm" presentation:class="title" presentation:user-transformed="true">
          <draw:text-box>
            <text:p text:style-name="P1"><text:span text:style-name="T5">Challenge: Scope your contract in a safe way</text:span></text:p>
          </draw:text-box>
        </draw:frame>
        <presentation:notes draw:style-name="dp2">
          <draw:page-thumbnail draw:name="Google Shape;121;g4a76b63cf3_0_114:notes" draw:style-name="gr1" draw:layer="layout" svg:width="16.932cm" svg:height="9.524cm" svg:x="1.058cm" svg:y="1.905cm" draw:page-number="15" presentation:class="page"/>
          <draw:frame draw:name="Google Shape;122;g4a76b63cf3_0_114:notes" presentation:style-name="pr18" draw:text-style-name="P3" draw:layer="layout" svg:width="15.239cm" svg:height="11.429cm" svg:x="1.905cm" svg:y="12.065cm" presentation:class="notes" presentation:placeholder="true" presentation:user-transformed="true">
            <draw:text-box/>
          </draw:frame>
        </presentation:notes>
      </draw:page>
      <draw:page draw:name="Challenge: Motivate and manage your contractors" draw:style-name="dp3" draw:master-page-name="TITLE_5f_AND_5f_BODY" presentation:presentation-page-layout-name="AL1T1">
        <draw:frame draw:name="Google Shape;130;p19" presentation:style-name="pr4" draw:text-style-name="P5" draw:layer="layout" svg:width="23.622cm" svg:height="8.152cm" svg:x="0.901cm" svg:y="2.083cm" presentation:class="outline" presentation:user-transformed="true">
          <draw:text-box>
            <text:list text:style-name="L6">
              <text:list-item>
                <text:p text:style-name="P12"><text:span text:style-name="T6">Build in award term option incentives</text:span><text:span text:style-name="T4">. Align option periods to sprints. Use award term incentives to motivate contractors. Since the contractor controls the award of the follow-on contract, it is important to incentivize the team as much as the contractor. Do this by creating award term incentives.</text:span></text:p>
              </text:list-item>
            </text:list>
            <text:p text:style-name="P13"><text:span text:style-name="T4"/></text:p>
            <text:list text:continue-numbering="true" text:style-name="L6">
              <text:list-item>
                <text:p text:style-name="P1"><text:span text:style-name="T6">Continue to review code throughout the lifecycle of the contract</text:span><text:span text:style-name="T4">. During the lifetime of a contract, work to ensure that code is kept clean. Doing this helps make potential transitions easier and also ensures that technical review is completed. </text:span></text:p>
              </text:list-item>
            </text:list>
          </draw:text-box>
        </draw:frame>
        <draw:frame draw:name="Google Shape;131;p19" presentation:style-name="pr5" draw:text-style-name="P6" draw:layer="layout" svg:width="23.622cm" svg:height="1.057cm" svg:x="0.901cm" svg:y="0.88cm" presentation:class="title" presentation:user-transformed="true">
          <draw:text-box>
            <text:p text:style-name="P1"><text:span text:style-name="T5">Challenge: Motivate and manage your contractors</text:span></text:p>
          </draw:text-box>
        </draw:frame>
        <presentation:notes draw:style-name="dp2">
          <draw:page-thumbnail draw:name="Google Shape;127;g4a76b63cf3_0_120:notes" draw:style-name="gr1" draw:layer="layout" svg:width="16.932cm" svg:height="9.524cm" svg:x="1.058cm" svg:y="1.905cm" draw:page-number="16" presentation:class="page"/>
          <draw:frame draw:name="Google Shape;128;g4a76b63cf3_0_120:notes" presentation:style-name="pr19" draw:text-style-name="P3"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 presentation:presentation-page-layout-name="AL1T1">
        <draw:frame draw:name="Google Shape;136;p20" presentation:style-name="pr4" draw:text-style-name="P5" draw:layer="layout" svg:width="23.622cm" svg:height="8.152cm" svg:x="0.901cm" svg:y="2.083cm" presentation:class="outline" presentation:user-transformed="true">
          <draw:text-box>
            <text:p text:style-name="P1"><text:span text:style-name="T6">Leverage multiple award BPAs to keep the vendor pool small, but already cleared</text:span><text:span text:style-name="T4">. Some agencies will allow for cleared staff to be on-boarded under a BPA number; this helps when transition needs to occur quickly and time is not available for ramping up new staff.</text:span></text:p>
          </draw:text-box>
        </draw:frame>
        <draw:frame draw:name="Google Shape;137;p20" presentation:style-name="pr5" draw:text-style-name="P6" draw:layer="layout" svg:width="23.622cm" svg:height="1.057cm" svg:x="0.901cm" svg:y="0.88cm" presentation:class="title" presentation:user-transformed="true">
          <draw:text-box>
            <text:p text:style-name="P1"><text:span text:style-name="T5">Challenge: Avoid lengthy on-boarding and security clearance timelines</text:span></text:p>
          </draw:text-box>
        </draw:frame>
        <presentation:notes draw:style-name="dp2">
          <draw:page-thumbnail draw:name="Google Shape;133;g4a76b63cf3_0_126:notes" draw:style-name="gr1" draw:layer="layout" svg:width="16.932cm" svg:height="9.524cm" svg:x="1.058cm" svg:y="1.905cm" draw:page-number="17" presentation:class="page"/>
          <draw:frame draw:name="Google Shape;134;g4a76b63cf3_0_126:notes" presentation:style-name="pr20" draw:text-style-name="P3" draw:layer="layout" svg:width="15.239cm" svg:height="11.429cm" svg:x="1.905cm" svg:y="12.065cm" presentation:class="notes" presentation:placeholder="true" presentation:user-transformed="true">
            <draw:text-box/>
          </draw:frame>
        </presentation:notes>
      </draw:page>
      <draw:page draw:name="Challenge: Motivate and manage your contractors" draw:style-name="dp3" draw:master-page-name="TITLE_5f_AND_5f_BODY" presentation:presentation-page-layout-name="AL1T1">
        <draw:frame draw:name="Google Shape;142;p21" presentation:style-name="pr4" draw:text-style-name="P5" draw:layer="layout" svg:width="23.622cm" svg:height="8.152cm" svg:x="0.901cm" svg:y="2.083cm" presentation:class="outline" presentation:user-transformed="true">
          <draw:text-box>
            <text:list text:style-name="L6">
              <text:list-item>
                <text:p text:style-name="P12"><text:span text:style-name="T6">Include any documentation requirements as part of agile iterations, not in a separate task</text:span><text:span text:style-name="T4">. Required documentation should be specified in the definition of done. Be sure that documentation is completed and submitted throughout the life of the contract or task, not completed and delivered at the end. Take into consideration that requesting additional documentation may take time away from the completion of technical tasks.</text:span></text:p>
              </text:list-item>
            </text:list>
            <text:p text:style-name="P13"><text:span text:style-name="T4"/></text:p>
            <text:list text:continue-numbering="true" text:style-name="L6">
              <text:list-item>
                <text:p text:style-name="P1"><text:span text:style-name="T6">Remember the importance of transition planning</text:span><text:span text:style-name="T4">. Awarded contracts must include some variation of a transition plan. This plan should account for both for the incoming and outgoing transition of code, knowledge, and any documentation.</text:span></text:p>
              </text:list-item>
            </text:list>
          </draw:text-box>
        </draw:frame>
        <draw:frame draw:name="Google Shape;143;p21" presentation:style-name="pr5" draw:text-style-name="P6" draw:layer="layout" svg:width="23.622cm" svg:height="1.057cm" svg:x="0.901cm" svg:y="0.88cm" presentation:class="title" presentation:user-transformed="true">
          <draw:text-box>
            <text:p text:style-name="P1"><text:span text:style-name="T5">Challenge: Motivate and manage your contractors</text:span></text:p>
          </draw:text-box>
        </draw:frame>
        <presentation:notes draw:style-name="dp2">
          <draw:page-thumbnail draw:name="Google Shape;139;g4a76b63cf3_0_132:notes" draw:style-name="gr1" draw:layer="layout" svg:width="16.932cm" svg:height="9.524cm" svg:x="1.058cm" svg:y="1.905cm" draw:page-number="18" presentation:class="page"/>
          <draw:frame draw:name="Google Shape;140;g4a76b63cf3_0_132:notes" presentation:style-name="pr21" draw:text-style-name="P3" draw:layer="layout" svg:width="15.239cm" svg:height="11.429cm" svg:x="1.905cm" svg:y="12.065cm" presentation:class="notes" presentation:placeholder="true" presentation:user-transformed="true">
            <draw:text-box/>
          </draw:frame>
        </presentation:notes>
      </draw:page>
      <draw:page draw:name="Challenge: Get the most out of your contract" draw:style-name="dp3" draw:master-page-name="TITLE_5f_AND_5f_BODY" presentation:presentation-page-layout-name="AL1T1">
        <draw:frame draw:name="Google Shape;148;p22" presentation:style-name="pr4" draw:text-style-name="P5" draw:layer="layout" svg:width="23.622cm" svg:height="8.152cm" svg:x="0.901cm" svg:y="2.083cm" presentation:class="outline" presentation:user-transformed="true">
          <draw:text-box>
            <text:list text:style-name="L6">
              <text:list-item>
                <text:p text:style-name="P12"><text:span text:style-name="T4">Follow Play 13 of the DS Playbook, Default to Open.</text:span></text:p>
              </text:list-item>
            </text:list>
            <text:list text:style-name="L12">
              <text:list-item>
                <text:list>
                  <text:list-item>
                    <text:p text:style-name="P12"><text:span text:style-name="T4">Ensure that data from the service is explicitly in the public domain, and that rights are waived globally via an international public domain dedication, such as the “Creative Commons Zero” waiver.</text:span></text:p>
                  </text:list-item>
                  <text:list-item>
                    <text:p text:style-name="P12"><text:span text:style-name="T4">Catalog data in the agency’s enterprise data inventory and add any public datasets to the agency’s public data listing.</text:span></text:p>
                  </text:list-item>
                  <text:list-item>
                    <text:p text:style-name="P12"><text:span text:style-name="T4">Ensure that we maintain the rights to all data developed by third parties in a manner that is releasable and reusable at no cost to the public.</text:span></text:p>
                  </text:list-item>
                  <text:list-item>
                    <text:p text:style-name="P12"><text:span text:style-name="T4">Ensure that we maintain contractual rights to all custom software developed by third parties in a manner that is publishable and reusable at no cost.</text:span></text:p>
                  </text:list-item>
                </text:list>
              </text:list-item>
              <text:list-item>
                <text:p text:style-name="P12"><text:span text:style-name="T4">Use warranties: In addition to the warranties prescribed in the FAR, contracting officers should request additional warranties that extend beyond the period of performance, holding contractors liable for their products.</text:span></text:p>
              </text:list-item>
            </text:list>
          </draw:text-box>
        </draw:frame>
        <draw:frame draw:name="Google Shape;149;p22" presentation:style-name="pr5" draw:text-style-name="P6" draw:layer="layout" svg:width="23.622cm" svg:height="1.057cm" svg:x="0.901cm" svg:y="0.88cm" presentation:class="title" presentation:user-transformed="true">
          <draw:text-box>
            <text:p text:style-name="P1"><text:span text:style-name="T5">Challenge: Get the most out of your contract</text:span></text:p>
          </draw:text-box>
        </draw:frame>
        <presentation:notes draw:style-name="dp2">
          <draw:page-thumbnail draw:name="Google Shape;145;g4a76b63cf3_0_138:notes" draw:style-name="gr1" draw:layer="layout" svg:width="16.932cm" svg:height="9.524cm" svg:x="1.058cm" svg:y="1.905cm" draw:page-number="19" presentation:class="page"/>
          <draw:frame draw:name="Google Shape;146;g4a76b63cf3_0_138:notes" presentation:style-name="pr22" draw:text-style-name="P3" draw:layer="layout" svg:width="15.239cm" svg:height="11.429cm" svg:x="1.905cm" svg:y="12.065cm" presentation:class="notes" presentation:placeholder="true" presentation:user-transformed="true">
            <draw:text-box/>
          </draw:frame>
        </presentation:notes>
      </draw:page>
      <draw:page draw:name="Stakeholder Engagement: Capability and Cooperation" draw:style-name="dp3" draw:master-page-name="TITLE_5f_AND_5f_BODY" presentation:presentation-page-layout-name="AL1T1">
        <draw:frame draw:name="Google Shape;154;p23" presentation:style-name="pr4" draw:text-style-name="P5" draw:layer="layout" svg:width="23.622cm" svg:height="8.152cm" svg:x="0.901cm" svg:y="2.083cm" presentation:class="outline" presentation:user-transformed="true">
          <draw:text-box>
            <text:p text:style-name="P1"><text:span text:style-name="T4">Many of the techniques and approaches you are learning in this program will be new territory for your stakeholders and they may be put off by all these unfamiliar concepts. They may be resistant to moving the acquisition forward in accordance with your vision. This has to figure into your acquisition approach. Sometimes small steps are better than rapid wholesale change. Keep as much as you can in familiar territory for these people, and move them in the direction they need to go incrementally. Think of it as another aspect of “buy small, miss small.”</text:span><text:span text:style-name="T4"><text:line-break/></text:span><text:span text:style-name="T4"><text:line-break/></text:span><text:span text:style-name="T4">If an organization is just starting to adopt agile processes, it may make more sense to establish a plan to ramp up the organization slowly under the performance of the contract versus jumping right into a two-week development sprint.</text:span></text:p>
          </draw:text-box>
        </draw:frame>
        <draw:frame draw:name="Google Shape;155;p23" presentation:style-name="pr5" draw:text-style-name="P6" draw:layer="layout" svg:width="23.622cm" svg:height="1.057cm" svg:x="0.901cm" svg:y="0.88cm" presentation:class="title" presentation:user-transformed="true">
          <draw:text-box>
            <text:p text:style-name="P1"><text:span text:style-name="T5">Stakeholder Engagement: Capability and Cooperation</text:span></text:p>
          </draw:text-box>
        </draw:frame>
        <presentation:notes draw:style-name="dp2">
          <draw:page-thumbnail draw:name="Google Shape;151;g4a76b63cf3_0_144:notes" draw:style-name="gr1" draw:layer="layout" svg:width="16.932cm" svg:height="9.524cm" svg:x="1.058cm" svg:y="1.905cm" draw:page-number="20" presentation:class="page"/>
          <draw:frame draw:name="Google Shape;152;g4a76b63cf3_0_144:notes" presentation:style-name="pr23" draw:text-style-name="P3" draw:layer="layout" svg:width="15.239cm" svg:height="11.429cm" svg:x="1.905cm" svg:y="12.065cm" presentation:class="notes" presentation:placeholder="true" presentation:user-transformed="true">
            <draw:text-box/>
          </draw:frame>
        </presentation:notes>
      </draw:page>
      <draw:page draw:name="Contract Exit Strategies" draw:style-name="dp3" draw:master-page-name="TITLE_5f_AND_5f_BODY" presentation:presentation-page-layout-name="AL1T1">
        <draw:frame draw:name="Google Shape;160;p24" presentation:style-name="pr4" draw:text-style-name="P5" draw:layer="layout" svg:width="23.622cm" svg:height="8.152cm" svg:x="0.901cm" svg:y="2.083cm" presentation:class="outline" presentation:user-transformed="true">
          <draw:text-box>
            <text:p text:style-name="P1"><text:span text:style-name="T4">Not every need will, or should, result in a new contract, complete with all the time consuming planning, source selection (or J&amp;A), and review baggage that comes with a new acquisition. </text:span></text:p>
            <text:p text:style-name="P1"><text:span text:style-name="T4"/></text:p>
            <text:p text:style-name="P1"><text:span text:style-name="T4">It may be that an agency or interagency digital services contract is already in place and with allowed modifications, will simplify getting to the right acquisition solution. Or, it may not. Even if a current contract can be modified to obtain the Product Vision, a closer look at the details will help you make that determination.</text:span></text:p>
            <text:p text:style-name="P1"><text:span text:style-name="T4"/></text:p>
            <text:p text:style-name="P1"><text:span text:style-name="T4">Consider what other agencies are doing:</text:span></text:p>
            <text:list text:style-name="L6">
              <text:list-item>
                <text:p text:style-name="P1"><text:span text:style-name="T4">What solutions can be leveraged that are already available?</text:span></text:p>
              </text:list-item>
              <text:list-item>
                <text:p text:style-name="P1"><text:span text:style-name="T4">What do you need to implement them?</text:span></text:p>
              </text:list-item>
              <text:list-item>
                <text:p text:style-name="P1"><text:span text:style-name="T4">Can you leverage an Interagency Agreement or mirror the process used at the other agency to streamline the acquisitions? </text:span></text:p>
              </text:list-item>
            </text:list>
            <text:p text:style-name="P1"><text:span text:style-name="T4"/></text:p>
          </draw:text-box>
        </draw:frame>
        <draw:frame draw:name="Google Shape;161;p24" presentation:style-name="pr5" draw:text-style-name="P6" draw:layer="layout" svg:width="23.622cm" svg:height="1.057cm" svg:x="0.901cm" svg:y="0.88cm" presentation:class="title" presentation:user-transformed="true">
          <draw:text-box>
            <text:p text:style-name="P1"><text:span text:style-name="T5">Contract Exit Strategies</text:span></text:p>
          </draw:text-box>
        </draw:frame>
        <presentation:notes draw:style-name="dp2">
          <draw:page-thumbnail draw:name="Google Shape;157;g4a76b63cf3_0_149:notes" draw:style-name="gr1" draw:layer="layout" svg:width="16.932cm" svg:height="9.524cm" svg:x="1.058cm" svg:y="1.905cm" draw:page-number="21" presentation:class="page"/>
          <draw:frame draw:name="Google Shape;158;g4a76b63cf3_0_149:notes" presentation:style-name="pr24" draw:text-style-name="P3" draw:layer="layout" svg:width="15.239cm" svg:height="11.429cm" svg:x="1.905cm" svg:y="12.065cm" presentation:class="notes" presentation:placeholder="true" presentation:user-transformed="true">
            <draw:text-box/>
          </draw:frame>
        </presentation:notes>
      </draw:page>
      <draw:page draw:name="Streamline the process" draw:style-name="dp3" draw:master-page-name="TITLE_5f_AND_5f_BODY" presentation:presentation-page-layout-name="AL1T1">
        <draw:frame draw:name="Google Shape;166;p25" presentation:style-name="pr4" draw:text-style-name="P5" draw:layer="layout" svg:width="23.622cm" svg:height="8.152cm" svg:x="0.901cm" svg:y="2.083cm" presentation:class="outline" presentation:user-transformed="true">
          <draw:text-box>
            <text:p text:style-name="P1"><text:span text:style-name="T4">If you are attempting to transition an existing contract to more agile-based development, you will have additional considerations that could enable you to streamline your procurement process. </text:span></text:p>
            <text:p text:style-name="P1"><text:span text:style-name="T4"/></text:p>
            <text:p text:style-name="P1"><text:span text:style-name="T4">Consider the following:</text:span></text:p>
            <text:list text:style-name="L6">
              <text:list-item>
                <text:p text:style-name="P1"><text:span text:style-name="T4">Resources and skills of both contractor and government personnel in agile arena. </text:span></text:p>
              </text:list-item>
              <text:list-item>
                <text:p text:style-name="P1"><text:span text:style-name="T4">Even if you could modify an existing contract, is the current contractor up for it or can the contractor be trained or adjust its processes to accommodate a successful agile development?</text:span></text:p>
              </text:list-item>
              <text:list-item>
                <text:p text:style-name="P1"><text:span text:style-name="T4">Are there sufficient government personnel trained and available to be part of the agile team?</text:span></text:p>
              </text:list-item>
            </text:list>
          </draw:text-box>
        </draw:frame>
        <draw:frame draw:name="Google Shape;167;p25" presentation:style-name="pr5" draw:text-style-name="P6" draw:layer="layout" svg:width="23.622cm" svg:height="1.057cm" svg:x="0.901cm" svg:y="0.88cm" presentation:class="title" presentation:user-transformed="true">
          <draw:text-box>
            <text:p text:style-name="P1"><text:span text:style-name="T5">Streamline the process</text:span></text:p>
          </draw:text-box>
        </draw:frame>
        <presentation:notes draw:style-name="dp2">
          <draw:page-thumbnail draw:name="Google Shape;163;g4a76b63cf3_0_157:notes" draw:style-name="gr1" draw:layer="layout" svg:width="16.932cm" svg:height="9.524cm" svg:x="1.058cm" svg:y="1.905cm" draw:page-number="22" presentation:class="page"/>
          <draw:frame draw:name="Google Shape;164;g4a76b63cf3_0_157:notes" presentation:style-name="pr25" draw:text-style-name="P3" draw:layer="layout" svg:width="15.239cm" svg:height="11.429cm" svg:x="1.905cm" svg:y="12.065cm" presentation:class="notes" presentation:placeholder="true" presentation:user-transformed="true">
            <draw:text-box/>
          </draw:frame>
        </presentation:notes>
      </draw:page>
      <draw:page draw:name="Streamline the process" draw:style-name="dp3" draw:master-page-name="TITLE_5f_AND_5f_BODY" presentation:presentation-page-layout-name="AL1T1">
        <draw:frame draw:name="Google Shape;172;p26" presentation:style-name="pr4" draw:text-style-name="P5" draw:layer="layout" svg:width="23.622cm" svg:height="8.152cm" svg:x="0.901cm" svg:y="2.083cm" presentation:class="outline" presentation:user-transformed="true">
          <draw:text-box>
            <text:list text:style-name="L6">
              <text:list-item>
                <text:p text:style-name="P12"><text:span text:style-name="T4">Do you need to change the entire contract or could just a small portion of the contract be adjusted to reduce risk, provide experience, and prove out the concept for stakeholder buy-in?</text:span></text:p>
              </text:list-item>
              <text:list-item>
                <text:p text:style-name="P12"><text:span text:style-name="T4">Can you piggyback on another agency’s contract or on one of your own agency’s enterprise contracts?</text:span></text:p>
              </text:list-item>
              <text:list-item>
                <text:p text:style-name="P12"><text:span text:style-name="T4">Does the contract type allow for orders and would the order be within scope?</text:span></text:p>
              </text:list-item>
              <text:list-item>
                <text:p text:style-name="P12"><text:span text:style-name="T4">What flexibilities do you have within the existing contract/scope as it currently stands? Do the CLIN descriptions and/or requirements document provide the needed flexibility? Would modifications be out of scope?</text:span></text:p>
              </text:list-item>
              <text:list-item>
                <text:p text:style-name="P12"><text:span text:style-name="T4">How cooperative is the contractor? How much leverage do you have (e.g., options, task orders for continued work, incentive contract)?</text:span></text:p>
              </text:list-item>
              <text:list-item>
                <text:p text:style-name="P12"><text:span text:style-name="T4">How hard is it going to be to re-baseline performance metrics to accommodate agile processes, and then get both contractor and government to buy in?</text:span></text:p>
              </text:list-item>
            </text:list>
          </draw:text-box>
        </draw:frame>
        <draw:frame draw:name="Google Shape;173;p26" presentation:style-name="pr5" draw:text-style-name="P6" draw:layer="layout" svg:width="23.622cm" svg:height="1.057cm" svg:x="0.901cm" svg:y="0.88cm" presentation:class="title" presentation:user-transformed="true">
          <draw:text-box>
            <text:p text:style-name="P1"><text:span text:style-name="T5">Streamline the process</text:span></text:p>
          </draw:text-box>
        </draw:frame>
        <presentation:notes draw:style-name="dp2">
          <draw:page-thumbnail draw:name="Google Shape;169;g4a76b63cf3_0_163:notes" draw:style-name="gr1" draw:layer="layout" svg:width="16.932cm" svg:height="9.524cm" svg:x="1.058cm" svg:y="1.905cm" draw:page-number="23" presentation:class="page"/>
          <draw:frame draw:name="Google Shape;170;g4a76b63cf3_0_163:notes" presentation:style-name="pr26" draw:text-style-name="P3" draw:layer="layout" svg:width="15.239cm" svg:height="11.429cm" svg:x="1.905cm" svg:y="12.065cm" presentation:class="notes" presentation:placeholder="true" presentation:user-transformed="true">
            <draw:text-box/>
          </draw:frame>
        </presentation:notes>
      </draw:page>
      <draw:page draw:name="Considerations for a new contract" draw:style-name="dp3" draw:master-page-name="TITLE_5f_AND_5f_BODY" presentation:presentation-page-layout-name="AL1T1">
        <draw:frame draw:name="Google Shape;178;p27" presentation:style-name="pr4" draw:text-style-name="P5" draw:layer="layout" svg:width="23.622cm" svg:height="8.152cm" svg:x="0.901cm" svg:y="2.083cm" presentation:class="outline" presentation:user-transformed="true">
          <draw:text-box>
            <text:p text:style-name="P1"><text:span text:style-name="T14">Make or buy</text:span></text:p>
            <text:p text:style-name="P1"><text:span text:style-name="T4">Determine where it makes sense to have government personnel develop or adapt a solution from existing Commercial Off the Shelf software, or acquire and develop a modern technology non-proprietary solution from contractors.</text:span></text:p>
            <text:p text:style-name="P1"><text:span text:style-name="T4"/></text:p>
            <text:p text:style-name="P1"><text:span text:style-name="T14">Open source</text:span></text:p>
            <text:p text:style-name="P1"><text:span text:style-name="T4">Open Source Software should be considered in market research. It is considered a commercial item and should not be treated as noncommercial software. Acquisitions need to take this into consideration as well as specific data rights to the solutions created on Open Source solutions. The default Government position is that the government should have the maximum data rights allowable. Utilize FAR Clause 52.227-17 in contracts for new development.</text:span></text:p>
          </draw:text-box>
        </draw:frame>
        <draw:frame draw:name="Google Shape;179;p27" presentation:style-name="pr5" draw:text-style-name="P6" draw:layer="layout" svg:width="23.622cm" svg:height="1.057cm" svg:x="0.901cm" svg:y="0.88cm" presentation:class="title" presentation:user-transformed="true">
          <draw:text-box>
            <text:p text:style-name="P1"><text:span text:style-name="T5">Considerations for a new contract</text:span></text:p>
          </draw:text-box>
        </draw:frame>
        <presentation:notes draw:style-name="dp2">
          <draw:page-thumbnail draw:name="Google Shape;175;g4a76b63cf3_0_168:notes" draw:style-name="gr1" draw:layer="layout" svg:width="16.932cm" svg:height="9.524cm" svg:x="1.058cm" svg:y="1.905cm" draw:page-number="24" presentation:class="page"/>
          <draw:frame draw:name="Google Shape;176;g4a76b63cf3_0_168:notes" presentation:style-name="pr27" draw:text-style-name="P3" draw:layer="layout" svg:width="15.239cm" svg:height="11.429cm" svg:x="1.905cm" svg:y="12.065cm" presentation:class="notes" presentation:placeholder="true" presentation:user-transformed="true">
            <draw:text-box/>
          </draw:frame>
        </presentation:notes>
      </draw:page>
      <draw:page draw:name="Considerations for a new contract" draw:style-name="dp3" draw:master-page-name="TITLE_5f_AND_5f_BODY" presentation:presentation-page-layout-name="AL1T1">
        <draw:frame draw:name="Google Shape;184;p28" presentation:style-name="pr4" draw:text-style-name="P5" draw:layer="layout" svg:width="23.622cm" svg:height="8.152cm" svg:x="0.901cm" svg:y="2.083cm" presentation:class="outline" presentation:user-transformed="true">
          <draw:text-box>
            <text:p text:style-name="P1"><text:span text:style-name="T14">Beware of data centers</text:span></text:p>
            <text:p text:style-name="P1"><text:span text:style-name="T4">Consider leveraging SaaS or PaaS solutions before making large investments in new or existing data centers. It costs much more to host and provision for data than it does to utilize XaaS solutions.</text:span></text:p>
            <text:p text:style-name="P1"><text:span text:style-name="T4"/></text:p>
            <text:p text:style-name="P1"><text:span text:style-name="T14">Establish CLINS</text:span></text:p>
            <text:p text:style-name="P1"><text:span text:style-name="T4">Think “a-la-carte,” high level, and maximum flexibility. You want to ensure that the CLINs identify and support the Product Vision, but provide flexibility for achieving it as well as accountability for the contractor.</text:span></text:p>
            <text:p text:style-name="P1"><text:span text:style-name="T4"/></text:p>
            <text:p text:style-name="P1"><text:span text:style-name="T14">Maximize magnitude</text:span></text:p>
            <text:p text:style-name="P1"><text:span text:style-name="T4">Minimize the magnitude of the acquisition to reduce both layers of bureaucratic review and approval and time to award? Consider the regulatory requirements associated with dollar value thresholds.</text:span></text:p>
            <text:p text:style-name="P1"><text:span text:style-name="T14"/></text:p>
          </draw:text-box>
        </draw:frame>
        <draw:frame draw:name="Google Shape;185;p28" presentation:style-name="pr5" draw:text-style-name="P6" draw:layer="layout" svg:width="23.622cm" svg:height="1.057cm" svg:x="0.901cm" svg:y="0.88cm" presentation:class="title" presentation:user-transformed="true">
          <draw:text-box>
            <text:p text:style-name="P1"><text:span text:style-name="T5">Considerations for a new contract</text:span></text:p>
          </draw:text-box>
        </draw:frame>
        <presentation:notes draw:style-name="dp2">
          <draw:page-thumbnail draw:name="Google Shape;181;g4a76b63cf3_0_178:notes" draw:style-name="gr1" draw:layer="layout" svg:width="16.932cm" svg:height="9.524cm" svg:x="1.058cm" svg:y="1.905cm" draw:page-number="25" presentation:class="page"/>
          <draw:frame draw:name="Google Shape;182;g4a76b63cf3_0_178:notes" presentation:style-name="pr28" draw:text-style-name="P3" draw:layer="layout" svg:width="15.239cm" svg:height="11.429cm" svg:x="1.905cm" svg:y="12.065cm" presentation:class="notes" presentation:placeholder="true" presentation:user-transformed="true">
            <draw:text-box/>
          </draw:frame>
        </presentation:notes>
      </draw:page>
      <draw:page draw:name="Considerations for a new contract" draw:style-name="dp3" draw:master-page-name="TITLE_5f_AND_5f_BODY" presentation:presentation-page-layout-name="AL1T1">
        <draw:frame draw:name="Google Shape;190;p29" presentation:style-name="pr4" draw:text-style-name="P5" draw:layer="layout" svg:width="23.622cm" svg:height="8.152cm" svg:x="0.901cm" svg:y="2.083cm" presentation:class="outline" presentation:user-transformed="true">
          <draw:text-box>
            <text:p text:style-name="P1"><text:span text:style-name="T14">Regulatory requirements</text:span></text:p>
            <text:p text:style-name="P1"><text:span text:style-name="T4">Consider the regulatory requirements associated with dollar value thresholds, including, but not limited to small business requirements, simplified acquisition procedures, and multiple award requirements.</text:span></text:p>
            <text:p text:style-name="P1"><text:span text:style-name="T4"/></text:p>
            <text:p text:style-name="P1"><text:span text:style-name="T14">Price</text:span></text:p>
            <text:p text:style-name="P1"><text:span text:style-name="T4">Can you maximize price competition without bogging down source selection? Do you have sufficient government expertise to help develop or analyze various pricing strategies?</text:span></text:p>
            <text:p text:style-name="P1"><text:span text:style-name="T4"/></text:p>
            <text:p text:style-name="P1"><text:span text:style-name="T14">Commercial procurements</text:span></text:p>
            <text:p text:style-name="P1"><text:span text:style-name="T4">Cost Reimbursable contracts are not allowed for commercial procurements, including orders from GSA’s Federal Supply Schedule. How does this fit into your risk picture?</text:span></text:p>
          </draw:text-box>
        </draw:frame>
        <draw:frame draw:name="Google Shape;191;p29" presentation:style-name="pr5" draw:text-style-name="P6" draw:layer="layout" svg:width="23.622cm" svg:height="1.057cm" svg:x="0.901cm" svg:y="0.88cm" presentation:class="title" presentation:user-transformed="true">
          <draw:text-box>
            <text:p text:style-name="P1"><text:span text:style-name="T5">Considerations for a new contract</text:span></text:p>
          </draw:text-box>
        </draw:frame>
        <presentation:notes draw:style-name="dp2">
          <draw:page-thumbnail draw:name="Google Shape;187;g4a76b63cf3_0_183:notes" draw:style-name="gr1" draw:layer="layout" svg:width="16.932cm" svg:height="9.524cm" svg:x="1.058cm" svg:y="1.905cm" draw:page-number="26" presentation:class="page"/>
          <draw:frame draw:name="Google Shape;188;g4a76b63cf3_0_183:notes" presentation:style-name="pr29" draw:text-style-name="P3" draw:layer="layout" svg:width="15.239cm" svg:height="11.429cm" svg:x="1.905cm" svg:y="12.065cm" presentation:class="notes" presentation:placeholder="true" presentation:user-transformed="true">
            <draw:text-box/>
          </draw:frame>
        </presentation:notes>
      </draw:page>
      <draw:page draw:name="Considerations for a new contract" draw:style-name="dp3" draw:master-page-name="TITLE_5f_AND_5f_BODY" presentation:presentation-page-layout-name="AL1T1">
        <draw:frame draw:name="Google Shape;196;p30" presentation:style-name="pr4" draw:text-style-name="P5" draw:layer="layout" svg:width="23.622cm" svg:height="8.152cm" svg:x="0.901cm" svg:y="2.083cm" presentation:class="outline" presentation:user-transformed="true">
          <draw:text-box>
            <text:p text:style-name="P1"><text:span text:style-name="T14">Modular contracting</text:span></text:p>
            <text:p text:style-name="P1"><text:span text:style-name="T4">What contract types will support Modular Contracting and “buy small, miss small” (FAR Part 39). Think about IDIQs, BPAs, BOAs, Base period with options vice multiple year, multiple award ordering vehicles, etc.</text:span></text:p>
            <text:p text:style-name="P1"><text:span text:style-name="T4"/></text:p>
            <text:p text:style-name="P1"><text:span text:style-name="T14">Define an exit strategy</text:span></text:p>
            <text:p text:style-name="P1"><text:span text:style-name="T4">Ensure that getting out of a non-performing results based contract is as easy as getting into it. Utilize Award Term incentives, modular contracting methods, streamlined acquisitions, data rights clauses, multiple award strategies, and back-up acquisition strategies so that you can quickly end one contract and start a new one.</text:span></text:p>
          </draw:text-box>
        </draw:frame>
        <draw:frame draw:name="Google Shape;197;p30" presentation:style-name="pr5" draw:text-style-name="P6" draw:layer="layout" svg:width="23.622cm" svg:height="1.057cm" svg:x="0.901cm" svg:y="0.88cm" presentation:class="title" presentation:user-transformed="true">
          <draw:text-box>
            <text:p text:style-name="P1"><text:span text:style-name="T5">Considerations for a new contract</text:span></text:p>
          </draw:text-box>
        </draw:frame>
        <presentation:notes draw:style-name="dp2">
          <draw:page-thumbnail draw:name="Google Shape;193;g4a76b63cf3_0_192:notes" draw:style-name="gr1" draw:layer="layout" svg:width="16.932cm" svg:height="9.524cm" svg:x="1.058cm" svg:y="1.905cm" draw:page-number="27" presentation:class="page"/>
          <draw:frame draw:name="Google Shape;194;g4a76b63cf3_0_192:notes" presentation:style-name="pr30" draw:text-style-name="P3" draw:layer="layout" svg:width="15.239cm" svg:height="11.429cm" svg:x="1.905cm" svg:y="12.065cm" presentation:class="notes" presentation:placeholder="true" presentation:user-transformed="true">
            <draw:text-box/>
          </draw:frame>
        </presentation:notes>
      </draw:page>
      <draw:page draw:name="Funding and programmatic considerations" draw:style-name="dp3" draw:master-page-name="TITLE_5f_AND_5f_BODY" presentation:presentation-page-layout-name="AL1T1">
        <draw:frame draw:name="Google Shape;202;p31" presentation:style-name="pr4" draw:text-style-name="P5" draw:layer="layout" svg:width="23.622cm" svg:height="8.152cm" svg:x="0.901cm" svg:y="2.083cm" presentation:class="outline" presentation:user-transformed="true">
          <draw:text-box>
            <text:p text:style-name="P1"><text:span text:style-name="T4">You are all very familiar with the typical “color of money” and continuing resolution issues that impact what, and how much, can be acquired. These are just a few of many issues where you bring your knowledge and creativity to bear and encourage your customer to do the same. <text:s/></text:span></text:p>
            <text:p text:style-name="P1"><text:span text:style-name="T4"/></text:p>
            <text:p text:style-name="P1"><text:span text:style-name="T4">Consider the following:</text:span></text:p>
            <text:list text:style-name="L6">
              <text:list-item>
                <text:p text:style-name="P1"><text:span text:style-name="T4">Question assumptions</text:span></text:p>
              </text:list-item>
              <text:list-item>
                <text:p text:style-name="P1"><text:span text:style-name="T4">Funding</text:span></text:p>
              </text:list-item>
              <text:list-item>
                <text:p text:style-name="P1"><text:span text:style-name="T4">Flexibility</text:span></text:p>
              </text:list-item>
              <text:list-item>
                <text:p text:style-name="P1"><text:span text:style-name="T4">Contract type</text:span></text:p>
              </text:list-item>
            </text:list>
          </draw:text-box>
        </draw:frame>
        <draw:frame draw:name="Google Shape;203;p31" presentation:style-name="pr5" draw:text-style-name="P6" draw:layer="layout" svg:width="23.622cm" svg:height="1.057cm" svg:x="0.901cm" svg:y="0.88cm" presentation:class="title" presentation:user-transformed="true">
          <draw:text-box>
            <text:p text:style-name="P1"><text:span text:style-name="T5">Funding and programmatic considerations</text:span></text:p>
          </draw:text-box>
        </draw:frame>
        <presentation:notes draw:style-name="dp2">
          <draw:page-thumbnail draw:name="Google Shape;199;g4a76b63cf3_0_198:notes" draw:style-name="gr1" draw:layer="layout" svg:width="16.932cm" svg:height="9.524cm" svg:x="1.058cm" svg:y="1.905cm" draw:page-number="28" presentation:class="page"/>
          <draw:frame draw:name="Google Shape;200;g4a76b63cf3_0_198:notes" presentation:style-name="pr15" draw:text-style-name="P4" draw:layer="layout" svg:width="15.239cm" svg:height="11.429cm" svg:x="1.905cm" svg:y="12.065cm" presentation:class="notes" presentation:user-transformed="true">
            <draw:text-box>
              <text:p text:style-name="P1"><text:span text:style-name="T15">Question Assumptions:</text:span><text:span text:style-name="T16"> Question high estimates, long timelines for implementation, overly specific technical requirements (or requirement gathering processes), and legacy sustainment. Do you need to wholesale replace an existing product or service, or can it be transitioned incrementally? Does it only need augmentation? What are the costs, risks, benefits, and opportunities associated with any particular approach to legacy systems (or a new procurement for that matter)? What about technology data/IP rights, operations and maintenance, upgrades, future completion, future functionality requirements, etc. <text:s text:c="2"/></text:span><text:span text:style-name="T16"><text:line-break/></text:span><text:span text:style-name="T16"><text:line-break/></text:span><text:span text:style-name="T15">Funding: </text:span><text:span text:style-name="T16">Consider funding and budget implications of all previous decisions. What lessons learned can be taken from previous contracts? Were deliverables based on the delivery of an actual system or on the delivery of documents and plans? If the budget does not allow for procurement of the complete Product Vision right now, explore not just cheaper interim solutions, but also incremental solutions that build upon the initial product or service and structure the contract vehicle(s) to support that strategy. This may include vehicles that allow for orders to qualified and capable contractors as funding and need arise. This is also consistent with the FAR Part 39 emphasis on modular contracting. Keep in mind, you will want to structure your budget and contract to support timely delivery.</text:span><text:span text:style-name="T16"><text:line-break/></text:span><text:span text:style-name="T16"/></text:p>
              <text:p text:style-name="P1"><text:span text:style-name="T16"/></text:p>
              <text:p text:style-name="P1"><text:span text:style-name="T15">Flexibility:</text:span><text:span text:style-name="T16"> What flexibility is there in your customer’s requirements? Is an interim or partial solution possible while working on delivering the total Product Vision? What possible methods could be used to achieve that?</text:span><text:span text:style-name="T16"><text:line-break/></text:span><text:span text:style-name="T16"><text:line-break/></text:span><text:span text:style-name="T16"> </text:span><text:span text:style-name="T16"><text:line-break/></text:span><text:span text:style-name="T16"><text:line-break/></text:span><text:span text:style-name="T16"><text:line-break/></text:span><text:span text:style-name="T16"><text:line-break/></text:span><text:span text:style-name="T15">Contract Type: </text:span><text:span text:style-name="T16">An important consideration is contract type. The two most commonly used for digital services are Firm Fixed Price (FFP) and Time and Materials (T&amp;M) or Labor Hours (similar to T&amp;M but without the materials). These are almost at opposite ends of the contract spectrum as far as assumption of risk by the contractor and government respectively. FFP shifts the risk of performance to the contractor who must perform the work at the agreed upon fixed price amount. On the other hand, T&amp;M has the government assuming much of the performance risk because the contractor is paid on an hourly rate basis essentially without a firm guarantee of results delivered. </text:span><text:span text:style-name="T16"><text:line-break/></text:span><text:span text:style-name="T16"><text:line-break/></text:span><text:span text:style-name="T16">Each type has their own place when contracting for digital services. When the work can be defined in sufficient detail so that performance uncertainties are identified and manageable, a fixed price contract is suitable. But the issue with digital services is it’s often extremely difficult and overly complicated to formulate detailed statements of requirements suitable for fixed price contracts. Digital services often are for major systems and involve rapidly changing technology where it is impractical to precisely define details in advance.</text:span><text:span text:style-name="T16"><text:line-break/></text:span><text:span text:style-name="T16"><text:line-break/></text:span><text:span text:style-name="T16">T&amp;M has the benefit of the contractor performing work and neither party constrained by a detailed statement of work or specification which may require constant changes or become quickly obsolete. T&amp;M may provide the flexibility necessary for rapid developmental efforts such as with Agile where the programming and testing follows right behind the customer’s articulation of needs. </text:span><text:span text:style-name="T16"><text:line-break/></text:span><text:span text:style-name="T16"><text:line-break/></text:span><text:span text:style-name="T16">Modular contracting is a technique that may reduce program risks in dealing with rapidly changing requirements and technology while incentivizing contractor performance. It consists of dividing up a system into smaller increments. The increments are then easier to manage, address complex issues incrementally, provide for delivery and testing in discrete increments, and allow future increments to get developed based on the experiences of the prior increments. With respect to contract type, each module/increment could be performed on a fixed price basis since the contractor assumes much less overall risk because of the fewer unknowns.</text:span></text:p>
            </draw:text-box>
          </draw:frame>
        </presentation:notes>
      </draw:page>
      <draw:page draw:name="State of the Market" draw:style-name="dp3" draw:master-page-name="TITLE_5f_AND_5f_BODY" presentation:presentation-page-layout-name="AL1T1">
        <draw:frame draw:name="Google Shape;208;p32" presentation:style-name="pr4" draw:text-style-name="P5" draw:layer="layout" svg:width="23.622cm" svg:height="8.152cm" svg:x="0.901cm" svg:y="2.083cm" presentation:class="outline" presentation:user-transformed="true">
          <draw:text-box>
            <text:p text:style-name="P1"><text:span text:style-name="T4">Due diligence in market research is critical. In the digital services arena, there is an entire universe of firms that can satisfy your needs. However, many of these firms are overlooked because traditional market research methods fail to identify and engage them. </text:span></text:p>
            <text:p text:style-name="P1"><text:span text:style-name="T4"/></text:p>
            <text:p text:style-name="P1"><text:span text:style-name="T4">While your program office is responsible for market research, the familiarity factor can often restrict a pool of potential offerors to those with a history with the agency. They may be greatly expanded with nontraditional providers.</text:span></text:p>
          </draw:text-box>
        </draw:frame>
        <draw:frame draw:name="Google Shape;209;p32" presentation:style-name="pr5" draw:text-style-name="P6" draw:layer="layout" svg:width="23.622cm" svg:height="1.057cm" svg:x="0.901cm" svg:y="0.88cm" presentation:class="title" presentation:user-transformed="true">
          <draw:text-box>
            <text:p text:style-name="P1"><text:span text:style-name="T5">State of the Market</text:span></text:p>
          </draw:text-box>
        </draw:frame>
        <presentation:notes draw:style-name="dp2">
          <draw:page-thumbnail draw:name="Google Shape;205;g4a76b63cf3_0_207:notes" draw:style-name="gr1" draw:layer="layout" svg:width="16.932cm" svg:height="9.524cm" svg:x="1.058cm" svg:y="1.905cm" draw:page-number="29" presentation:class="page"/>
          <draw:frame draw:name="Google Shape;206;g4a76b63cf3_0_207:notes" presentation:style-name="pr15" draw:text-style-name="P4" draw:layer="layout" svg:width="15.239cm" svg:height="11.429cm" svg:x="1.905cm" svg:y="12.065cm" presentation:class="notes" presentation:user-transformed="true">
            <draw:text-box>
              <text:p text:style-name="P1"><text:span text:style-name="T15">Question Assumptions:</text:span><text:span text:style-name="T16"> Question high estimates, long timelines for implementation, overly specific technical requirements (or requirement gathering processes), and legacy sustainment. Do you need to wholesale replace an existing product or service, or can it be transitioned incrementally? Does it only need augmentation? What are the costs, risks, benefits, and opportunities associated with any particular approach to legacy systems (or a new procurement for that matter)? What about technology data/IP rights, operations and maintenance, upgrades, future completion, future functionality requirements, etc. <text:s text:c="2"/></text:span><text:span text:style-name="T16"><text:line-break/></text:span><text:span text:style-name="T16"><text:line-break/></text:span><text:span text:style-name="T15">Funding: </text:span><text:span text:style-name="T16">Consider funding and budget implications of all previous decisions. What lessons learned can be taken from previous contracts? Were deliverables based on the delivery of an actual system or on the delivery of documents and plans? If the budget does not allow for procurement of the complete Product Vision right now, explore not just cheaper interim solutions, but also incremental solutions that build upon the initial product or service and structure the contract vehicle(s) to support that strategy. This may include vehicles that allow for orders to qualified and capable contractors as funding and need arise. This is also consistent with the FAR Part 39 emphasis on modular contracting. Keep in mind, you will want to structure your budget and contract to support timely delivery.</text:span><text:span text:style-name="T16"><text:line-break/></text:span><text:span text:style-name="T16"/></text:p>
              <text:p text:style-name="P1"><text:span text:style-name="T16"/></text:p>
              <text:p text:style-name="P1"><text:span text:style-name="T15">Flexibility:</text:span><text:span text:style-name="T16"> What flexibility is there in your customer’s requirements? Is an interim or partial solution possible while working on delivering the total Product Vision? What possible methods could be used to achieve that?</text:span><text:span text:style-name="T16"><text:line-break/></text:span><text:span text:style-name="T16"><text:line-break/></text:span><text:span text:style-name="T16"> </text:span><text:span text:style-name="T16"><text:line-break/></text:span><text:span text:style-name="T16"><text:line-break/></text:span><text:span text:style-name="T16"><text:line-break/></text:span><text:span text:style-name="T16"><text:line-break/></text:span><text:span text:style-name="T15">Contract Type: </text:span><text:span text:style-name="T16">An important consideration is contract type. The two most commonly used for digital services are Firm Fixed Price (FFP) and Time and Materials (T&amp;M) or Labor Hours (similar to T&amp;M but without the materials). These are almost at opposite ends of the contract spectrum as far as assumption of risk by the contractor and government respectively. FFP shifts the risk of performance to the contractor who must perform the work at the agreed upon fixed price amount. On the other hand, T&amp;M has the government assuming much of the performance risk because the contractor is paid on an hourly rate basis essentially without a firm guarantee of results delivered. </text:span><text:span text:style-name="T16"><text:line-break/></text:span><text:span text:style-name="T16"><text:line-break/></text:span><text:span text:style-name="T16">Each type has their own place when contracting for digital services. When the work can be defined in sufficient detail so that performance uncertainties are identified and manageable, a fixed price contract is suitable. But the issue with digital services is it’s often extremely difficult and overly complicated to formulate detailed statements of requirements suitable for fixed price contracts. Digital services often are for major systems and involve rapidly changing technology where it is impractical to precisely define details in advance.</text:span><text:span text:style-name="T16"><text:line-break/></text:span><text:span text:style-name="T16"><text:line-break/></text:span><text:span text:style-name="T16">T&amp;M has the benefit of the contractor performing work and neither party constrained by a detailed statement of work or specification which may require constant changes or become quickly obsolete. T&amp;M may provide the flexibility necessary for rapid developmental efforts such as with Agile where the programming and testing follows right behind the customer’s articulation of needs. </text:span><text:span text:style-name="T16"><text:line-break/></text:span><text:span text:style-name="T16"><text:line-break/></text:span><text:span text:style-name="T16">Modular contracting is a technique that may reduce program risks in dealing with rapidly changing requirements and technology while incentivizing contractor performance. It consists of dividing up a system into smaller increments. The increments are then easier to manage, address complex issues incrementally, provide for delivery and testing in discrete increments, and allow future increments to get developed based on the experiences of the prior increments. With respect to contract type, each module/increment could be performed on a fixed price basis since the contractor assumes much less overall risk because of the fewer unknowns.</text:span></text:p>
            </draw:text-box>
          </draw:frame>
        </presentation:notes>
      </draw:page>
      <draw:page draw:name="State of the Market" draw:style-name="dp3" draw:master-page-name="TITLE_5f_AND_5f_BODY" presentation:presentation-page-layout-name="AL1T1">
        <draw:frame draw:name="Google Shape;214;p33" presentation:style-name="pr4" draw:text-style-name="P5" draw:layer="layout" svg:width="23.622cm" svg:height="10.966cm" svg:x="0.901cm" svg:y="2.083cm" presentation:class="outline" presentation:user-transformed="true">
          <draw:text-box>
            <text:p text:style-name="P1"><text:span text:style-name="T4">When we addressed how to survey the marketplace, to engage with nontraditional providers, consider the following:</text:span></text:p>
            <text:p text:style-name="P1"><text:span text:style-name="T4"/></text:p>
            <text:list text:style-name="L6">
              <text:list-item>
                <text:p text:style-name="P1"><text:span text:style-name="T4">Try to leverage small vendors, 8a’s, or other set asides if possible. Use the knowledge and skills of your agency’s small business program office.</text:span></text:p>
              </text:list-item>
              <text:list-item>
                <text:p text:style-name="P1"><text:span text:style-name="T4">Communicate with colleagues in other agencies who have found and/or successfully contracted with nontraditional vendors. Learn and build from their market research when practicable.</text:span></text:p>
              </text:list-item>
              <text:list-item>
                <text:p text:style-name="P1"><text:span text:style-name="T4">Small or niche providers can offer very innovative and focused solutions.</text:span></text:p>
              </text:list-item>
              <text:list-item>
                <text:p text:style-name="P1"><text:span text:style-name="T4">Contact venture capitalists who have broad access to digital service providers and innovative companies. </text:span></text:p>
              </text:list-item>
              <text:list-item>
                <text:p text:style-name="P1"><text:span text:style-name="T4">Use FAR Part 19. Part 19 offers substantial flexibility for engaging and contracting with small businesses that are new to government contracting.</text:span></text:p>
              </text:list-item>
            </text:list>
            <text:p text:style-name="P1"><text:span text:style-name="T4"/></text:p>
          </draw:text-box>
        </draw:frame>
        <draw:frame draw:name="Google Shape;215;p33" presentation:style-name="pr5" draw:text-style-name="P6" draw:layer="layout" svg:width="23.622cm" svg:height="1.057cm" svg:x="0.901cm" svg:y="0.88cm" presentation:class="title" presentation:user-transformed="true">
          <draw:text-box>
            <text:p text:style-name="P1"><text:span text:style-name="T5">State of the Market</text:span></text:p>
          </draw:text-box>
        </draw:frame>
        <presentation:notes draw:style-name="dp2">
          <draw:page-thumbnail draw:name="Google Shape;211;g4a76b63cf3_0_214:notes" draw:style-name="gr1" draw:layer="layout" svg:width="16.932cm" svg:height="9.524cm" svg:x="1.058cm" svg:y="1.905cm" draw:page-number="30" presentation:class="page"/>
          <draw:frame draw:name="Google Shape;212;g4a76b63cf3_0_214:notes" presentation:style-name="pr15" draw:text-style-name="P4" draw:layer="layout" svg:width="15.239cm" svg:height="11.429cm" svg:x="1.905cm" svg:y="12.065cm" presentation:class="notes" presentation:user-transformed="true">
            <draw:text-box>
              <text:p text:style-name="P1"><text:span text:style-name="T15">Question Assumptions:</text:span><text:span text:style-name="T16"> Question high estimates, long timelines for implementation, overly specific technical requirements (or requirement gathering processes), and legacy sustainment. Do you need to wholesale replace an existing product or service, or can it be transitioned incrementally? Does it only need augmentation? What are the costs, risks, benefits, and opportunities associated with any particular approach to legacy systems (or a new procurement for that matter)? What about technology data/IP rights, operations and maintenance, upgrades, future completion, future functionality requirements, etc. <text:s text:c="2"/></text:span><text:span text:style-name="T16"><text:line-break/></text:span><text:span text:style-name="T16"><text:line-break/></text:span><text:span text:style-name="T15">Funding: </text:span><text:span text:style-name="T16">Consider funding and budget implications of all previous decisions. What lessons learned can be taken from previous contracts? Were deliverables based on the delivery of an actual system or on the delivery of documents and plans? If the budget does not allow for procurement of the complete Product Vision right now, explore not just cheaper interim solutions, but also incremental solutions that build upon the initial product or service and structure the contract vehicle(s) to support that strategy. This may include vehicles that allow for orders to qualified and capable contractors as funding and need arise. This is also consistent with the FAR Part 39 emphasis on modular contracting. Keep in mind, you will want to structure your budget and contract to support timely delivery.</text:span><text:span text:style-name="T16"><text:line-break/></text:span><text:span text:style-name="T16"/></text:p>
              <text:p text:style-name="P1"><text:span text:style-name="T16"/></text:p>
              <text:p text:style-name="P1"><text:span text:style-name="T15">Flexibility:</text:span><text:span text:style-name="T16"> What flexibility is there in your customer’s requirements? Is an interim or partial solution possible while working on delivering the total Product Vision? What possible methods could be used to achieve that?</text:span><text:span text:style-name="T16"><text:line-break/></text:span><text:span text:style-name="T16"><text:line-break/></text:span><text:span text:style-name="T16"> </text:span><text:span text:style-name="T16"><text:line-break/></text:span><text:span text:style-name="T16"><text:line-break/></text:span><text:span text:style-name="T16"><text:line-break/></text:span><text:span text:style-name="T16"><text:line-break/></text:span><text:span text:style-name="T15">Contract Type: </text:span><text:span text:style-name="T16">An important consideration is contract type. The two most commonly used for digital services are Firm Fixed Price (FFP) and Time and Materials (T&amp;M) or Labor Hours (similar to T&amp;M but without the materials). These are almost at opposite ends of the contract spectrum as far as assumption of risk by the contractor and government respectively. FFP shifts the risk of performance to the contractor who must perform the work at the agreed upon fixed price amount. On the other hand, T&amp;M has the government assuming much of the performance risk because the contractor is paid on an hourly rate basis essentially without a firm guarantee of results delivered. </text:span><text:span text:style-name="T16"><text:line-break/></text:span><text:span text:style-name="T16"><text:line-break/></text:span><text:span text:style-name="T16">Each type has their own place when contracting for digital services. When the work can be defined in sufficient detail so that performance uncertainties are identified and manageable, a fixed price contract is suitable. But the issue with digital services is it’s often extremely difficult and overly complicated to formulate detailed statements of requirements suitable for fixed price contracts. Digital services often are for major systems and involve rapidly changing technology where it is impractical to precisely define details in advance.</text:span><text:span text:style-name="T16"><text:line-break/></text:span><text:span text:style-name="T16"><text:line-break/></text:span><text:span text:style-name="T16">T&amp;M has the benefit of the contractor performing work and neither party constrained by a detailed statement of work or specification which may require constant changes or become quickly obsolete. T&amp;M may provide the flexibility necessary for rapid developmental efforts such as with Agile where the programming and testing follows right behind the customer’s articulation of needs. </text:span><text:span text:style-name="T16"><text:line-break/></text:span><text:span text:style-name="T16"><text:line-break/></text:span><text:span text:style-name="T16">Modular contracting is a technique that may reduce program risks in dealing with rapidly changing requirements and technology while incentivizing contractor performance. It consists of dividing up a system into smaller increments. The increments are then easier to manage, address complex issues incrementally, provide for delivery and testing in discrete increments, and allow future increments to get developed based on the experiences of the prior increments. With respect to contract type, each module/increment could be performed on a fixed price basis since the contractor assumes much less overall risk because of the fewer unknowns.</text:span></text:p>
            </draw:text-box>
          </draw:frame>
        </presentation:notes>
      </draw:page>
      <draw:page draw:name="Common pitfalls and risks" draw:style-name="dp3" draw:master-page-name="TITLE_5f_AND_5f_BODY" presentation:presentation-page-layout-name="AL1T1">
        <draw:frame draw:name="Google Shape;220;p34" presentation:style-name="pr4" draw:text-style-name="P5" draw:layer="layout" svg:width="23.622cm" svg:height="10.966cm" svg:x="0.901cm" svg:y="2.083cm" presentation:class="outline" presentation:user-transformed="true">
          <draw:text-box>
            <text:list text:style-name="L6">
              <text:list-item>
                <text:p text:style-name="P12"><text:span text:style-name="T14">Is the acquisition focused on the end user and their ability to successfully use the product? </text:span><text:span text:style-name="T4">End users are key to success. A working contract that does not provide high quality products is not successful. For the purpose of procurement, end users of the acquisition itself are the “customer/program owner.” By viewing the acquisition itself as the creation of a “product,” you help align strategic methods throughout the entire process.</text:span></text:p>
              </text:list-item>
            </text:list>
            <text:p text:style-name="P13"><text:span text:style-name="T4"/></text:p>
            <text:list text:continue-numbering="true" text:style-name="L6">
              <text:list-item>
                <text:p text:style-name="P1"><text:span text:style-name="T14">Is the Product Vision clear? </text:span><text:span text:style-name="T4">While the details don’t have to be defined, the vision does. All acquisition considerations should track back to realizing to it</text:span></text:p>
              </text:list-item>
            </text:list>
            <text:p text:style-name="P1"><text:span text:style-name="T4"/></text:p>
            <text:list text:continue-numbering="true" text:style-name="L6">
              <text:list-item>
                <text:p text:style-name="P1"><text:span text:style-name="T14">Is there an exit strategy? </text:span><text:span text:style-name="T4">Government typically solves non-performance by increasing funding or schedule because it is perceived to be too hard to get out of a contract.</text:span></text:p>
              </text:list-item>
            </text:list>
            <text:p text:style-name="P1"><text:span text:style-name="T4"/></text:p>
          </draw:text-box>
        </draw:frame>
        <draw:frame draw:name="Google Shape;221;p34" presentation:style-name="pr5" draw:text-style-name="P6" draw:layer="layout" svg:width="23.622cm" svg:height="1.057cm" svg:x="0.901cm" svg:y="0.88cm" presentation:class="title" presentation:user-transformed="true">
          <draw:text-box>
            <text:p text:style-name="P1"><text:span text:style-name="T5">Common pitfalls and risks</text:span></text:p>
          </draw:text-box>
        </draw:frame>
        <presentation:notes draw:style-name="dp2">
          <draw:page-thumbnail draw:name="Google Shape;217;g4a76b63cf3_0_221:notes" draw:style-name="gr1" draw:layer="layout" svg:width="16.932cm" svg:height="9.524cm" svg:x="1.058cm" svg:y="1.905cm" draw:page-number="31" presentation:class="page"/>
          <draw:frame draw:name="Google Shape;218;g4a76b63cf3_0_221:notes" presentation:style-name="pr31" draw:text-style-name="P3" draw:layer="layout" svg:width="15.239cm" svg:height="11.429cm" svg:x="1.905cm" svg:y="12.065cm" presentation:class="notes" presentation:placeholder="true" presentation:user-transformed="true">
            <draw:text-box/>
          </draw:frame>
        </presentation:notes>
      </draw:page>
      <draw:page draw:name="Common pitfalls and risks" draw:style-name="dp3" draw:master-page-name="TITLE_5f_AND_5f_BODY" presentation:presentation-page-layout-name="AL1T1">
        <draw:frame draw:name="Google Shape;226;p35" presentation:style-name="pr4" draw:text-style-name="P5" draw:layer="layout" svg:width="23.622cm" svg:height="10.966cm" svg:x="0.901cm" svg:y="2.083cm" presentation:class="outline" presentation:user-transformed="true">
          <draw:text-box>
            <text:list text:style-name="L6">
              <text:list-item>
                <text:p text:style-name="P12"><text:span text:style-name="T14">Are there incentives that can be applied to increase end user satisfaction? </text:span><text:span text:style-name="T4">Leverage commercial incentive strategies and methods where and when you can. In your market research, including your conversations with trade experts and industry, you can gain a better understanding of how the various digital service sectors operate and respond in the private sector.</text:span></text:p>
              </text:list-item>
            </text:list>
            <text:p text:style-name="P13"><text:span text:style-name="T4"/></text:p>
            <text:list text:continue-numbering="true" text:style-name="L6">
              <text:list-item>
                <text:p text:style-name="P1"><text:span text:style-name="T14">Is the acquisition structured around commercial item acquisition methods (Far 12/13.5)? </text:span><text:span text:style-name="T4">Unless we are asking the developers to invent a new coding language specifically for the government, we are utilizing commercial item services and products.</text:span></text:p>
              </text:list-item>
            </text:list>
            <text:p text:style-name="P1"><text:span text:style-name="T4"/></text:p>
          </draw:text-box>
        </draw:frame>
        <draw:frame draw:name="Google Shape;227;p35" presentation:style-name="pr5" draw:text-style-name="P6" draw:layer="layout" svg:width="23.622cm" svg:height="1.057cm" svg:x="0.901cm" svg:y="0.88cm" presentation:class="title" presentation:user-transformed="true">
          <draw:text-box>
            <text:p text:style-name="P1"><text:span text:style-name="T5">Common pitfalls and risks</text:span></text:p>
          </draw:text-box>
        </draw:frame>
        <presentation:notes draw:style-name="dp2">
          <draw:page-thumbnail draw:name="Google Shape;223;g4a76b63cf3_0_227:notes" draw:style-name="gr1" draw:layer="layout" svg:width="16.932cm" svg:height="9.524cm" svg:x="1.058cm" svg:y="1.905cm" draw:page-number="32" presentation:class="page"/>
          <draw:frame draw:name="Google Shape;224;g4a76b63cf3_0_227:notes" presentation:style-name="pr15" draw:text-style-name="P4" draw:layer="layout" svg:width="15.239cm" svg:height="11.429cm" svg:x="1.905cm" svg:y="12.065cm" presentation:class="notes" presentation:user-transformed="true">
            <draw:text-box>
              <text:p text:style-name="P14"><text:span text:style-name="T17">BASED ON WHAT YOU’VE LEARNED, WHAT ARE SOME MISTAKES YOU WOULD AVOID FOR YOUR NEXT PROCUREMENT? </text:span></text:p>
              <text:p text:style-name="P15"><text:span text:style-name="T16"/></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elvetica Neue" svg:font-family="'Helvetica Neu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13;p3" presentation:style-name="TITLE_5f_AND_5f_BODY_5f_1-title" draw:layer="backgroundobjects" svg:width="21.679cm" svg:height="6.009cm" svg:x="1.24cm" svg:y="1.939cm" presentation:class="title" presentation:placeholder="true" presentation:user-transformed="true">
        <draw:text-box/>
      </draw:frame>
      <draw:frame draw:name="Google Shape;14;p3"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15;p3" draw:style-name="Mgr4" draw:text-style-name="MP7" draw:layer="backgroundobjects" svg:width="20.002cm" svg:height="0.65cm" svg:x="0.901cm" svg:y="12.825cm">
        <text:p text:style-name="MP6"><text:span text:style-name="MT1">DITAP <text:s/>| <text:s/>ITERATION 3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7;p2" presentation:style-name="TITLE_5f_AND_5f_BODY-outline1" draw:layer="backgroundobjects" svg:width="20.438cm" svg:height="1.655cm" svg:x="2.361cm" svg:y="4.976cm" presentation:class="outline" presentation:placeholder="true" presentation:user-transformed="true">
        <draw:text-box/>
      </draw:frame>
      <draw:frame draw:name="Google Shape;8;p2" presentation:style-name="TITLE_5f_AND_5f_BODY-title" draw:layer="backgroundobjects" svg:width="21.679cm" svg:height="3.037cm" svg:x="1.24cm" svg:y="1.939cm" presentation:class="title" presentation:placeholder="true" presentation:user-transformed="true">
        <draw:text-box/>
      </draw:frame>
      <draw:frame draw:name="Google Shape;9;p2"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10;p2" draw:style-name="Mgr4" draw:text-style-name="MP7" draw:layer="backgroundobjects" svg:width="20.002cm" svg:height="0.65cm" svg:x="0.901cm" svg:y="12.825cm">
        <text:p text:style-name="MP6"><text:span text:style-name="MT2">DITAP <text:s/>| <text:s/>ITERATION 3A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79"/>
    <meta:generator>LibreOfficeDev/6.0.5.2$Linux_X86_64 LibreOffice_project/</meta:generator>
  </office:meta>
</office:document-meta>
</file>